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pouillement" table:style-name="ta1" table:print="false">
        <office:forms form:automatic-focus="false" form:apply-design-mode="false"/>
        <table:table-column table:style-name="co1" table:number-columns-repeated="15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14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14"/>
        </table:table-row>
        <table:table-row table:style-name="ro1">
          <table:table-cell office:value-type="string">
            <text:p>Recording Date <text:s text:c="4"/>: 26/10/06, 11:49:51</text:p>
          </table:table-cell>
          <table:table-cell table:number-columns-repeated="14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14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14"/>
        </table:table-row>
        <table:table-row table:style-name="ro1">
          <table:table-cell office:value-type="string">
            <text:p>Number of Channels : 14</text:p>
          </table:table-cell>
          <table:table-cell table:number-columns-repeated="14"/>
        </table:table-row>
        <table:table-row table:style-name="ro1">
          <table:table-cell office:value-type="string">
            <text:p>&gt; Name :: 4530-6090-111V 0P100,ASC</text:p>
          </table:table-cell>
          <table:table-cell table:number-columns-repeated="14"/>
        </table:table-row>
        <table:table-row table:style-name="ro1">
          <table:table-cell office:value-type="string">
            <text:p>&gt; Initial AoA: 0,00</text:p>
          </table:table-cell>
          <table:table-cell table:number-columns-repeated="14"/>
        </table:table-row>
        <table:table-row table:style-name="ro1">
          <table:table-cell office:value-type="string">
            <text:p>&gt; Temp, ; 0c: 23,50</text:p>
          </table:table-cell>
          <table:table-cell table:number-columns-repeated="14"/>
        </table:table-row>
        <table:table-row table:style-name="ro1">
          <table:table-cell office:value-type="string">
            <text:p>&gt; Press, ; k Pa: 986,00</text:p>
          </table:table-cell>
          <table:table-cell table:number-columns-repeated="14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14"/>
        </table:table-row>
        <table:table-row table:style-name="ro1">
          <table:table-cell office:value-type="string">
            <text:p>&gt; Root Chord: 0,00</text:p>
          </table:table-cell>
          <table:table-cell table:number-columns-repeated="14"/>
        </table:table-row>
        <table:table-row table:style-name="ro1">
          <table:table-cell office:value-type="string">
            <text:p>&gt; Xt: 8,60</text:p>
          </table:table-cell>
          <table:table-cell table:number-columns-repeated="14"/>
        </table:table-row>
        <table:table-row table:style-name="ro1">
          <table:table-cell office:value-type="string">
            <text:p>&gt; Zt: 0,00</text:p>
          </table:table-cell>
          <table:table-cell table:number-columns-repeated="14"/>
        </table:table-row>
        <table:table-row table:style-name="ro1">
          <table:table-cell office:value-type="string">
            <text:p>&gt; DistP: 8,00</text:p>
          </table:table-cell>
          <table:table-cell table:number-columns-repeated="14"/>
        </table:table-row>
        <table:table-row table:style-name="ro1">
          <table:table-cell office:value-type="string">
            <text:p>&gt; DistR: 6,50</text:p>
          </table:table-cell>
          <table:table-cell table:number-columns-repeated="14"/>
        </table:table-row>
        <table:table-row table:style-name="ro1">
          <table:table-cell office:value-type="string">
            <text:p>&gt; percent motor: 100</text:p>
          </table:table-cell>
          <table:table-cell table:number-columns-repeated="14"/>
        </table:table-row>
        <table:table-row table:style-name="ro1">
          <table:table-cell office:value-type="string">
            <text:p>&gt; velocity: 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chin essai test</text:p>
          </table:table-cell>
          <table:table-cell table:number-columns-repeated="14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530-6090-111V 0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2402341">
            <text:p>1,02</text:p>
          </table:table-cell>
          <table:table-cell table:formula="oooc:= ['4530_6090_111V 0P100'.C22] - [pgach6090.C22]" office:value-type="float" office:value="-0.0783967">
            <text:p>-0,08</text:p>
          </table:table-cell>
          <table:table-cell table:formula="oooc:= ['4530_6090_111V 0P100'.D22] - [pgach6090.D22]" office:value-type="float" office:value="-0.17679622">
            <text:p>-0,18</text:p>
          </table:table-cell>
          <table:table-cell table:formula="oooc:= ['4530_6090_111V 0P100'.E22] - [pgach6090.E22]" office:value-type="float" office:value="0.31551297">
            <text:p>0,32</text:p>
          </table:table-cell>
          <table:table-cell table:formula="oooc:= ['4530_6090_111V 0P100'.F22] - [pgach6090.F22]" office:value-type="float" office:value="0.01295496">
            <text:p>0,01</text:p>
          </table:table-cell>
          <table:table-cell table:formula="oooc:= ['4530_6090_111V 0P100'.G22] - [pgach6090.G22]" office:value-type="float" office:value="0.26482472">
            <text:p>0,26</text:p>
          </table:table-cell>
          <table:table-cell office:value-type="float" office:value="-0.11840681">
            <text:p>-0,12</text:p>
          </table:table-cell>
          <table:table-cell office:value-type="float" office:value="3.24891281">
            <text:p>3,25</text:p>
          </table:table-cell>
          <table:table-cell office:value-type="float" office:value="10478.671875">
            <text:p>10478,67</text:p>
          </table:table-cell>
          <table:table-cell office:value-type="float" office:value="1.74064934">
            <text:p>1,74</text:p>
          </table:table-cell>
          <table:table-cell office:value-type="float" office:value="10.91900826">
            <text:p>10,92</text:p>
          </table:table-cell>
          <table:table-cell office:value-type="float" office:value="-5">
            <text:p>-5</text:p>
          </table:table-cell>
          <table:table-cell office:value-type="float" office:value="1.02402341">
            <text:p>1,02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4316401">
            <text:p>1,04</text:p>
          </table:table-cell>
          <table:table-cell table:formula="oooc:= ['4530_6090_111V 0P100'.C23] - [pgach6090.C23]" office:value-type="float" office:value="-0.0728156">
            <text:p>-0,07</text:p>
          </table:table-cell>
          <table:table-cell table:formula="oooc:= ['4530_6090_111V 0P100'.D23] - [pgach6090.D23]" office:value-type="float" office:value="-0.17685103">
            <text:p>-0,18</text:p>
          </table:table-cell>
          <table:table-cell table:formula="oooc:= ['4530_6090_111V 0P100'.E23] - [pgach6090.E23]" office:value-type="float" office:value="0.31169874">
            <text:p>0,31</text:p>
          </table:table-cell>
          <table:table-cell table:formula="oooc:= ['4530_6090_111V 0P100'.F23] - [pgach6090.F23]" office:value-type="float" office:value="0.0174071">
            <text:p>0,02</text:p>
          </table:table-cell>
          <table:table-cell table:formula="oooc:= ['4530_6090_111V 0P100'.G23] - [pgach6090.G23]" office:value-type="float" office:value="0.2864645">
            <text:p>0,29</text:p>
          </table:table-cell>
          <table:table-cell office:value-type="float" office:value="-0.1114403">
            <text:p>-0,11</text:p>
          </table:table-cell>
          <table:table-cell office:value-type="float" office:value="3.24891281">
            <text:p>3,25</text:p>
          </table:table-cell>
          <table:table-cell office:value-type="float" office:value="10470.9375">
            <text:p>10470,94</text:p>
          </table:table-cell>
          <table:table-cell office:value-type="float" office:value="1.73979485">
            <text:p>1,74</text:p>
          </table:table-cell>
          <table:table-cell office:value-type="float" office:value="10.91966724">
            <text:p>10,92</text:p>
          </table:table-cell>
          <table:table-cell office:value-type="float" office:value="-4">
            <text:p>-4</text:p>
          </table:table-cell>
          <table:table-cell office:value-type="float" office:value="1.04316401">
            <text:p>1,04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582031">
            <text:p>1,06</text:p>
          </table:table-cell>
          <table:table-cell table:formula="oooc:= ['4530_6090_111V 0P100'.C24] - [pgach6090.C24]" office:value-type="float" office:value="-0.06314778">
            <text:p>-0,06</text:p>
          </table:table-cell>
          <table:table-cell table:formula="oooc:= ['4530_6090_111V 0P100'.D24] - [pgach6090.D24]" office:value-type="float" office:value="-0.17578881">
            <text:p>-0,18</text:p>
          </table:table-cell>
          <table:table-cell table:formula="oooc:= ['4530_6090_111V 0P100'.E24] - [pgach6090.E24]" office:value-type="float" office:value="0.30321876">
            <text:p>0,3</text:p>
          </table:table-cell>
          <table:table-cell table:formula="oooc:= ['4530_6090_111V 0P100'.F24] - [pgach6090.F24]" office:value-type="float" office:value="0.02075674">
            <text:p>0,02</text:p>
          </table:table-cell>
          <table:table-cell table:formula="oooc:= ['4530_6090_111V 0P100'.G24] - [pgach6090.G24]" office:value-type="float" office:value="0.28867172">
            <text:p>0,29</text:p>
          </table:table-cell>
          <table:table-cell office:value-type="float" office:value="-0.10345055">
            <text:p>-0,1</text:p>
          </table:table-cell>
          <table:table-cell office:value-type="float" office:value="3.24891281">
            <text:p>3,25</text:p>
          </table:table-cell>
          <table:table-cell office:value-type="float" office:value="10458.359375">
            <text:p>10458,36</text:p>
          </table:table-cell>
          <table:table-cell office:value-type="float" office:value="1.73804319">
            <text:p>1,74</text:p>
          </table:table-cell>
          <table:table-cell office:value-type="float" office:value="10.91981411">
            <text:p>10,92</text:p>
          </table:table-cell>
          <table:table-cell office:value-type="float" office:value="-3">
            <text:p>-3</text:p>
          </table:table-cell>
          <table:table-cell office:value-type="float" office:value="1.0582031">
            <text:p>1,06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9716797">
            <text:p>1,1</text:p>
          </table:table-cell>
          <table:table-cell table:formula="oooc:= ['4530_6090_111V 0P100'.C25] - [pgach6090.C25]" office:value-type="float" office:value="-0.05162349">
            <text:p>-0,05</text:p>
          </table:table-cell>
          <table:table-cell table:formula="oooc:= ['4530_6090_111V 0P100'.D25] - [pgach6090.D25]" office:value-type="float" office:value="-0.18379778">
            <text:p>-0,18</text:p>
          </table:table-cell>
          <table:table-cell table:formula="oooc:= ['4530_6090_111V 0P100'.E25] - [pgach6090.E25]" office:value-type="float" office:value="0.29153973">
            <text:p>0,29</text:p>
          </table:table-cell>
          <table:table-cell table:formula="oooc:= ['4530_6090_111V 0P100'.F25] - [pgach6090.F25]" office:value-type="float" office:value="0.04035378">
            <text:p>0,04</text:p>
          </table:table-cell>
          <table:table-cell table:formula="oooc:= ['4530_6090_111V 0P100'.G25] - [pgach6090.G25]" office:value-type="float" office:value="0.285171">
            <text:p>0,29</text:p>
          </table:table-cell>
          <table:table-cell office:value-type="float" office:value="-0.09552972">
            <text:p>-0,1</text:p>
          </table:table-cell>
          <table:table-cell office:value-type="float" office:value="3.24891281">
            <text:p>3,25</text:p>
          </table:table-cell>
          <table:table-cell office:value-type="float" office:value="10459.19921875">
            <text:p>10459,2</text:p>
          </table:table-cell>
          <table:table-cell office:value-type="float" office:value="1.73679197">
            <text:p>1,74</text:p>
          </table:table-cell>
          <table:table-cell office:value-type="float" office:value="10.92189407">
            <text:p>10,92</text:p>
          </table:table-cell>
          <table:table-cell office:value-type="float" office:value="-2">
            <text:p>-2</text:p>
          </table:table-cell>
          <table:table-cell office:value-type="float" office:value="1.09716797">
            <text:p>1,1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6982422">
            <text:p>1,07</text:p>
          </table:table-cell>
          <table:table-cell table:formula="oooc:= ['4530_6090_111V 0P100'.C26] - [pgach6090.C26]" office:value-type="float" office:value="-0.04696393">
            <text:p>-0,05</text:p>
          </table:table-cell>
          <table:table-cell table:formula="oooc:= ['4530_6090_111V 0P100'.D26] - [pgach6090.D26]" office:value-type="float" office:value="-0.18828703">
            <text:p>-0,19</text:p>
          </table:table-cell>
          <table:table-cell table:formula="oooc:= ['4530_6090_111V 0P100'.E26] - [pgach6090.E26]" office:value-type="float" office:value="0.29664228">
            <text:p>0,3</text:p>
          </table:table-cell>
          <table:table-cell table:formula="oooc:= ['4530_6090_111V 0P100'.F26] - [pgach6090.F26]" office:value-type="float" office:value="0.05502999">
            <text:p>0,06</text:p>
          </table:table-cell>
          <table:table-cell table:formula="oooc:= ['4530_6090_111V 0P100'.G26] - [pgach6090.G26]" office:value-type="float" office:value="0.25718831">
            <text:p>0,26</text:p>
          </table:table-cell>
          <table:table-cell office:value-type="float" office:value="-0.08743924">
            <text:p>-0,09</text:p>
          </table:table-cell>
          <table:table-cell office:value-type="float" office:value="3.24891281">
            <text:p>3,25</text:p>
          </table:table-cell>
          <table:table-cell office:value-type="float" office:value="10456.4453125">
            <text:p>10456,45</text:p>
          </table:table-cell>
          <table:table-cell office:value-type="float" office:value="1.73483276">
            <text:p>1,73</text:p>
          </table:table-cell>
          <table:table-cell office:value-type="float" office:value="10.92051697">
            <text:p>10,92</text:p>
          </table:table-cell>
          <table:table-cell office:value-type="float" office:value="-1">
            <text:p>-1</text:p>
          </table:table-cell>
          <table:table-cell office:value-type="float" office:value="1.06982422">
            <text:p>1,07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9785151">
            <text:p>1,1</text:p>
          </table:table-cell>
          <table:table-cell table:formula="oooc:= ['4530_6090_111V 0P100'.C27] - [pgach6090.C27]" office:value-type="float" office:value="-0.04151805">
            <text:p>-0,04</text:p>
          </table:table-cell>
          <table:table-cell table:formula="oooc:= ['4530_6090_111V 0P100'.D27] - [pgach6090.D27]" office:value-type="float" office:value="-0.18769061">
            <text:p>-0,19</text:p>
          </table:table-cell>
          <table:table-cell table:formula="oooc:= ['4530_6090_111V 0P100'.E27] - [pgach6090.E27]" office:value-type="float" office:value="0.29164166">
            <text:p>0,29</text:p>
          </table:table-cell>
          <table:table-cell table:formula="oooc:= ['4530_6090_111V 0P100'.F27] - [pgach6090.F27]" office:value-type="float" office:value="0.06020546">
            <text:p>0,06</text:p>
          </table:table-cell>
          <table:table-cell table:formula="oooc:= ['4530_6090_111V 0P100'.G27] - [pgach6090.G27]" office:value-type="float" office:value="0.2615886">
            <text:p>0,26</text:p>
          </table:table-cell>
          <table:table-cell office:value-type="float" office:value="-0.07928779">
            <text:p>-0,08</text:p>
          </table:table-cell>
          <table:table-cell office:value-type="float" office:value="3.24891281">
            <text:p>3,25</text:p>
          </table:table-cell>
          <table:table-cell office:value-type="float" office:value="10450">
            <text:p>10450</text:p>
          </table:table-cell>
          <table:table-cell office:value-type="float" office:value="1.73369753">
            <text:p>1,73</text:p>
          </table:table-cell>
          <table:table-cell office:value-type="float" office:value="10.92142487">
            <text:p>10,92</text:p>
          </table:table-cell>
          <table:table-cell office:value-type="float" office:value="0">
            <text:p>0</text:p>
          </table:table-cell>
          <table:table-cell office:value-type="float" office:value="1.09785151">
            <text:p>1,1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670898">
            <text:p>1,07</text:p>
          </table:table-cell>
          <table:table-cell table:formula="oooc:= ['4530_6090_111V 0P100'.C28] - [pgach6090.C28]" office:value-type="float" office:value="-0.03568601">
            <text:p>-0,04</text:p>
          </table:table-cell>
          <table:table-cell table:formula="oooc:= ['4530_6090_111V 0P100'.D28] - [pgach6090.D28]" office:value-type="float" office:value="-0.19568794">
            <text:p>-0,2</text:p>
          </table:table-cell>
          <table:table-cell table:formula="oooc:= ['4530_6090_111V 0P100'.E28] - [pgach6090.E28]" office:value-type="float" office:value="0.29404363">
            <text:p>0,29</text:p>
          </table:table-cell>
          <table:table-cell table:formula="oooc:= ['4530_6090_111V 0P100'.F28] - [pgach6090.F28]" office:value-type="float" office:value="0.07919099">
            <text:p>0,08</text:p>
          </table:table-cell>
          <table:table-cell table:formula="oooc:= ['4530_6090_111V 0P100'.G28] - [pgach6090.G28]" office:value-type="float" office:value="0.24325383">
            <text:p>0,24</text:p>
          </table:table-cell>
          <table:table-cell office:value-type="float" office:value="-0.07168507">
            <text:p>-0,07</text:p>
          </table:table-cell>
          <table:table-cell office:value-type="float" office:value="3.24891281">
            <text:p>3,25</text:p>
          </table:table-cell>
          <table:table-cell office:value-type="float" office:value="10462.59765625">
            <text:p>10462,6</text:p>
          </table:table-cell>
          <table:table-cell office:value-type="float" office:value="1.73205566">
            <text:p>1,73</text:p>
          </table:table-cell>
          <table:table-cell office:value-type="float" office:value="10.92063427">
            <text:p>10,92</text:p>
          </table:table-cell>
          <table:table-cell office:value-type="float" office:value="1">
            <text:p>1</text:p>
          </table:table-cell>
          <table:table-cell office:value-type="float" office:value="1.0670898">
            <text:p>1,07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6777346">
            <text:p>1,07</text:p>
          </table:table-cell>
          <table:table-cell table:formula="oooc:= ['4530_6090_111V 0P100'.C29] - [pgach6090.C29]" office:value-type="float" office:value="-0.04048129">
            <text:p>-0,04</text:p>
          </table:table-cell>
          <table:table-cell table:formula="oooc:= ['4530_6090_111V 0P100'.D29] - [pgach6090.D29]" office:value-type="float" office:value="-0.19039338">
            <text:p>-0,19</text:p>
          </table:table-cell>
          <table:table-cell table:formula="oooc:= ['4530_6090_111V 0P100'.E29] - [pgach6090.E29]" office:value-type="float" office:value="0.31260245">
            <text:p>0,31</text:p>
          </table:table-cell>
          <table:table-cell table:formula="oooc:= ['4530_6090_111V 0P100'.F29] - [pgach6090.F29]" office:value-type="float" office:value="0.07465743">
            <text:p>0,07</text:p>
          </table:table-cell>
          <table:table-cell table:formula="oooc:= ['4530_6090_111V 0P100'.G29] - [pgach6090.G29]" office:value-type="float" office:value="0.24506931">
            <text:p>0,25</text:p>
          </table:table-cell>
          <table:table-cell office:value-type="float" office:value="-0.06441901">
            <text:p>-0,06</text:p>
          </table:table-cell>
          <table:table-cell office:value-type="float" office:value="3.24891281">
            <text:p>3,25</text:p>
          </table:table-cell>
          <table:table-cell office:value-type="float" office:value="10475.703125">
            <text:p>10475,7</text:p>
          </table:table-cell>
          <table:table-cell office:value-type="float" office:value="1.73058474">
            <text:p>1,73</text:p>
          </table:table-cell>
          <table:table-cell office:value-type="float" office:value="10.91994572">
            <text:p>10,92</text:p>
          </table:table-cell>
          <table:table-cell office:value-type="float" office:value="2">
            <text:p>2</text:p>
          </table:table-cell>
          <table:table-cell office:value-type="float" office:value="1.06777346">
            <text:p>1,07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4179692">
            <text:p>1,04</text:p>
          </table:table-cell>
          <table:table-cell table:formula="oooc:= ['4530_6090_111V 0P100'.C30] - [pgach6090.C30]" office:value-type="float" office:value="-0.03662403">
            <text:p>-0,04</text:p>
          </table:table-cell>
          <table:table-cell table:formula="oooc:= ['4530_6090_111V 0P100'.D30] - [pgach6090.D30]" office:value-type="float" office:value="-0.18920184">
            <text:p>-0,19</text:p>
          </table:table-cell>
          <table:table-cell table:formula="oooc:= ['4530_6090_111V 0P100'.E30] - [pgach6090.E30]" office:value-type="float" office:value="0.31827946">
            <text:p>0,32</text:p>
          </table:table-cell>
          <table:table-cell table:formula="oooc:= ['4530_6090_111V 0P100'.F30] - [pgach6090.F30]" office:value-type="float" office:value="0.07864396">
            <text:p>0,08</text:p>
          </table:table-cell>
          <table:table-cell table:formula="oooc:= ['4530_6090_111V 0P100'.G30] - [pgach6090.G30]" office:value-type="float" office:value="0.23139578">
            <text:p>0,23</text:p>
          </table:table-cell>
          <table:table-cell office:value-type="float" office:value="-0.05708138">
            <text:p>-0,06</text:p>
          </table:table-cell>
          <table:table-cell office:value-type="float" office:value="3.24891281">
            <text:p>3,25</text:p>
          </table:table-cell>
          <table:table-cell office:value-type="float" office:value="10483.92578125">
            <text:p>10483,93</text:p>
          </table:table-cell>
          <table:table-cell office:value-type="float" office:value="1.72991335">
            <text:p>1,73</text:p>
          </table:table-cell>
          <table:table-cell office:value-type="float" office:value="10.91842175">
            <text:p>10,92</text:p>
          </table:table-cell>
          <table:table-cell office:value-type="float" office:value="3">
            <text:p>3</text:p>
          </table:table-cell>
          <table:table-cell office:value-type="float" office:value="1.04179692">
            <text:p>1,04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3359377">
            <text:p>1,03</text:p>
          </table:table-cell>
          <table:table-cell table:formula="oooc:= ['4530_6090_111V 0P100'.C31] - [pgach6090.C31]" office:value-type="float" office:value="-0.03115249">
            <text:p>-0,03</text:p>
          </table:table-cell>
          <table:table-cell table:formula="oooc:= ['4530_6090_111V 0P100'.D31] - [pgach6090.D31]" office:value-type="float" office:value="-0.18638313">
            <text:p>-0,19</text:p>
          </table:table-cell>
          <table:table-cell table:formula="oooc:= ['4530_6090_111V 0P100'.E31] - [pgach6090.E31]" office:value-type="float" office:value="0.31849408">
            <text:p>0,32</text:p>
          </table:table-cell>
          <table:table-cell table:formula="oooc:= ['4530_6090_111V 0P100'.F31] - [pgach6090.F31]" office:value-type="float" office:value="0.08540604">
            <text:p>0,09</text:p>
          </table:table-cell>
          <table:table-cell table:formula="oooc:= ['4530_6090_111V 0P100'.G31] - [pgach6090.G31]" office:value-type="float" office:value="0.24074365">
            <text:p>0,24</text:p>
          </table:table-cell>
          <table:table-cell office:value-type="float" office:value="-0.04945214">
            <text:p>-0,05</text:p>
          </table:table-cell>
          <table:table-cell office:value-type="float" office:value="3.24891281">
            <text:p>3,25</text:p>
          </table:table-cell>
          <table:table-cell office:value-type="float" office:value="10450.546875">
            <text:p>10450,55</text:p>
          </table:table-cell>
          <table:table-cell office:value-type="float" office:value="1.72875977">
            <text:p>1,73</text:p>
          </table:table-cell>
          <table:table-cell office:value-type="float" office:value="10.92038536">
            <text:p>10,92</text:p>
          </table:table-cell>
          <table:table-cell office:value-type="float" office:value="4">
            <text:p>4</text:p>
          </table:table-cell>
          <table:table-cell office:value-type="float" office:value="1.03359377">
            <text:p>1,03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1308596">
            <text:p>1,01</text:p>
          </table:table-cell>
          <table:table-cell table:formula="oooc:= ['4530_6090_111V 0P100'.C32] - [pgach6090.C32]" office:value-type="float" office:value="-0.02586687">
            <text:p>-0,03</text:p>
          </table:table-cell>
          <table:table-cell table:formula="oooc:= ['4530_6090_111V 0P100'.D32] - [pgach6090.D32]" office:value-type="float" office:value="-0.18278991">
            <text:p>-0,18</text:p>
          </table:table-cell>
          <table:table-cell table:formula="oooc:= ['4530_6090_111V 0P100'.E32] - [pgach6090.E32]" office:value-type="float" office:value="0.31033381">
            <text:p>0,31</text:p>
          </table:table-cell>
          <table:table-cell table:formula="oooc:= ['4530_6090_111V 0P100'.F32] - [pgach6090.F32]" office:value-type="float" office:value="0.08659679">
            <text:p>0,09</text:p>
          </table:table-cell>
          <table:table-cell table:formula="oooc:= ['4530_6090_111V 0P100'.G32] - [pgach6090.G32]" office:value-type="float" office:value="0.24742438">
            <text:p>0,25</text:p>
          </table:table-cell>
          <table:table-cell office:value-type="float" office:value="-0.04153927">
            <text:p>-0,04</text:p>
          </table:table-cell>
          <table:table-cell office:value-type="float" office:value="3.24891281">
            <text:p>3,25</text:p>
          </table:table-cell>
          <table:table-cell office:value-type="float" office:value="10530.76171875">
            <text:p>10530,76</text:p>
          </table:table-cell>
          <table:table-cell office:value-type="float" office:value="1.72698975">
            <text:p>1,73</text:p>
          </table:table-cell>
          <table:table-cell office:value-type="float" office:value="10.91886139">
            <text:p>10,92</text:p>
          </table:table-cell>
          <table:table-cell office:value-type="float" office:value="5">
            <text:p>5</text:p>
          </table:table-cell>
          <table:table-cell office:value-type="float" office:value="1.01308596">
            <text:p>1,01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6914067">
            <text:p>1,07</text:p>
          </table:table-cell>
          <table:table-cell table:formula="oooc:= ['4530_6090_111V 0P100'.C33] - [pgach6090.C33]" office:value-type="float" office:value="-0.01948816">
            <text:p>-0,02</text:p>
          </table:table-cell>
          <table:table-cell table:formula="oooc:= ['4530_6090_111V 0P100'.D33] - [pgach6090.D33]" office:value-type="float" office:value="-0.18464187">
            <text:p>-0,18</text:p>
          </table:table-cell>
          <table:table-cell table:formula="oooc:= ['4530_6090_111V 0P100'.E33] - [pgach6090.E33]" office:value-type="float" office:value="0.30743729">
            <text:p>0,31</text:p>
          </table:table-cell>
          <table:table-cell table:formula="oooc:= ['4530_6090_111V 0P100'.F33] - [pgach6090.F33]" office:value-type="float" office:value="0.10587765">
            <text:p>0,11</text:p>
          </table:table-cell>
          <table:table-cell table:formula="oooc:= ['4530_6090_111V 0P100'.G33] - [pgach6090.G33]" office:value-type="float" office:value="0.2121017">
            <text:p>0,21</text:p>
          </table:table-cell>
          <table:table-cell office:value-type="float" office:value="-0.03400017">
            <text:p>-0,03</text:p>
          </table:table-cell>
          <table:table-cell office:value-type="float" office:value="3.24891281">
            <text:p>3,25</text:p>
          </table:table-cell>
          <table:table-cell office:value-type="float" office:value="10469.12109375">
            <text:p>10469,12</text:p>
          </table:table-cell>
          <table:table-cell office:value-type="float" office:value="1.72786248">
            <text:p>1,73</text:p>
          </table:table-cell>
          <table:table-cell office:value-type="float" office:value="10.92045784">
            <text:p>10,92</text:p>
          </table:table-cell>
          <table:table-cell office:value-type="float" office:value="6">
            <text:p>6</text:p>
          </table:table-cell>
          <table:table-cell office:value-type="float" office:value="1.06914067">
            <text:p>1,07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4111326">
            <text:p>1,04</text:p>
          </table:table-cell>
          <table:table-cell table:formula="oooc:= ['4530_6090_111V 0P100'.C34] - [pgach6090.C34]" office:value-type="float" office:value="-0.01847752">
            <text:p>-0,02</text:p>
          </table:table-cell>
          <table:table-cell table:formula="oooc:= ['4530_6090_111V 0P100'.D34] - [pgach6090.D34]" office:value-type="float" office:value="-0.18089861">
            <text:p>-0,18</text:p>
          </table:table-cell>
          <table:table-cell table:formula="oooc:= ['4530_6090_111V 0P100'.E34] - [pgach6090.E34]" office:value-type="float" office:value="0.32232398">
            <text:p>0,32</text:p>
          </table:table-cell>
          <table:table-cell table:formula="oooc:= ['4530_6090_111V 0P100'.F34] - [pgach6090.F34]" office:value-type="float" office:value="0.09799904">
            <text:p>0,1</text:p>
          </table:table-cell>
          <table:table-cell table:formula="oooc:= ['4530_6090_111V 0P100'.G34] - [pgach6090.G34]" office:value-type="float" office:value="0.21146485">
            <text:p>0,21</text:p>
          </table:table-cell>
          <table:table-cell office:value-type="float" office:value="-0.02544579">
            <text:p>-0,03</text:p>
          </table:table-cell>
          <table:table-cell office:value-type="float" office:value="3.24891281">
            <text:p>3,25</text:p>
          </table:table-cell>
          <table:table-cell office:value-type="float" office:value="10480.78125">
            <text:p>10480,78</text:p>
          </table:table-cell>
          <table:table-cell office:value-type="float" office:value="1.7265625">
            <text:p>1,73</text:p>
          </table:table-cell>
          <table:table-cell office:value-type="float" office:value="10.92007732">
            <text:p>10,92</text:p>
          </table:table-cell>
          <table:table-cell office:value-type="float" office:value="7">
            <text:p>7</text:p>
          </table:table-cell>
          <table:table-cell office:value-type="float" office:value="1.04111326">
            <text:p>1,04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4111326">
            <text:p>1,04</text:p>
          </table:table-cell>
          <table:table-cell table:formula="oooc:= ['4530_6090_111V 0P100'.C35] - [pgach6090.C35]" office:value-type="float" office:value="-0.02276181">
            <text:p>-0,02</text:p>
          </table:table-cell>
          <table:table-cell table:formula="oooc:= ['4530_6090_111V 0P100'.D35] - [pgach6090.D35]" office:value-type="float" office:value="-0.17748526">
            <text:p>-0,18</text:p>
          </table:table-cell>
          <table:table-cell table:formula="oooc:= ['4530_6090_111V 0P100'.E35] - [pgach6090.E35]" office:value-type="float" office:value="0.34269684">
            <text:p>0,34</text:p>
          </table:table-cell>
          <table:table-cell table:formula="oooc:= ['4530_6090_111V 0P100'.F35] - [pgach6090.F35]" office:value-type="float" office:value="0.09643837">
            <text:p>0,1</text:p>
          </table:table-cell>
          <table:table-cell table:formula="oooc:= ['4530_6090_111V 0P100'.G35] - [pgach6090.G35]" office:value-type="float" office:value="0.19880609">
            <text:p>0,2</text:p>
          </table:table-cell>
          <table:table-cell office:value-type="float" office:value="-0.01774764">
            <text:p>-0,02</text:p>
          </table:table-cell>
          <table:table-cell office:value-type="float" office:value="3.24891281">
            <text:p>3,25</text:p>
          </table:table-cell>
          <table:table-cell office:value-type="float" office:value="10470.41015625">
            <text:p>10470,41</text:p>
          </table:table-cell>
          <table:table-cell office:value-type="float" office:value="1.72598267">
            <text:p>1,73</text:p>
          </table:table-cell>
          <table:table-cell office:value-type="float" office:value="10.9192276">
            <text:p>10,92</text:p>
          </table:table-cell>
          <table:table-cell office:value-type="float" office:value="8">
            <text:p>8</text:p>
          </table:table-cell>
          <table:table-cell office:value-type="float" office:value="1.04111326">
            <text:p>1,04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0419927">
            <text:p>1</text:p>
          </table:table-cell>
          <table:table-cell table:formula="oooc:= ['4530_6090_111V 0P100'.C36] - [pgach6090.C36]" office:value-type="float" office:value="-0.02012959">
            <text:p>-0,02</text:p>
          </table:table-cell>
          <table:table-cell table:formula="oooc:= ['4530_6090_111V 0P100'.D36] - [pgach6090.D36]" office:value-type="float" office:value="-0.17157383">
            <text:p>-0,17</text:p>
          </table:table-cell>
          <table:table-cell table:formula="oooc:= ['4530_6090_111V 0P100'.E36] - [pgach6090.E36]" office:value-type="float" office:value="0.34402713">
            <text:p>0,34</text:p>
          </table:table-cell>
          <table:table-cell table:formula="oooc:= ['4530_6090_111V 0P100'.F36] - [pgach6090.F36]" office:value-type="float" office:value="0.09751171">
            <text:p>0,1</text:p>
          </table:table-cell>
          <table:table-cell table:formula="oooc:= ['4530_6090_111V 0P100'.G36] - [pgach6090.G36]" office:value-type="float" office:value="0.19967008">
            <text:p>0,2</text:p>
          </table:table-cell>
          <table:table-cell office:value-type="float" office:value="-0.01033843">
            <text:p>-0,01</text:p>
          </table:table-cell>
          <table:table-cell office:value-type="float" office:value="3.24891281">
            <text:p>3,25</text:p>
          </table:table-cell>
          <table:table-cell office:value-type="float" office:value="10493.53515625">
            <text:p>10493,54</text:p>
          </table:table-cell>
          <table:table-cell office:value-type="float" office:value="1.72724605">
            <text:p>1,73</text:p>
          </table:table-cell>
          <table:table-cell office:value-type="float" office:value="10.92010689">
            <text:p>10,92</text:p>
          </table:table-cell>
          <table:table-cell office:value-type="float" office:value="9">
            <text:p>9</text:p>
          </table:table-cell>
          <table:table-cell office:value-type="float" office:value="1.00419927">
            <text:p>1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5888677">
            <text:p>1,06</text:p>
          </table:table-cell>
          <table:table-cell table:formula="oooc:= ['4530_6090_111V 0P100'.C37] - [pgach6090.C37]" office:value-type="float" office:value="-0.01688331">
            <text:p>-0,02</text:p>
          </table:table-cell>
          <table:table-cell table:formula="oooc:= ['4530_6090_111V 0P100'.D37] - [pgach6090.D37]" office:value-type="float" office:value="-0.16843147">
            <text:p>-0,17</text:p>
          </table:table-cell>
          <table:table-cell table:formula="oooc:= ['4530_6090_111V 0P100'.E37] - [pgach6090.E37]" office:value-type="float" office:value="0.34762475">
            <text:p>0,35</text:p>
          </table:table-cell>
          <table:table-cell table:formula="oooc:= ['4530_6090_111V 0P100'.F37] - [pgach6090.F37]" office:value-type="float" office:value="0.10336009">
            <text:p>0,1</text:p>
          </table:table-cell>
          <table:table-cell table:formula="oooc:= ['4530_6090_111V 0P100'.G37] - [pgach6090.G37]" office:value-type="float" office:value="0.1950196">
            <text:p>0,2</text:p>
          </table:table-cell>
          <table:table-cell office:value-type="float" office:value="-0.00264558">
            <text:p>0</text:p>
          </table:table-cell>
          <table:table-cell office:value-type="float" office:value="3.24891281">
            <text:p>3,25</text:p>
          </table:table-cell>
          <table:table-cell office:value-type="float" office:value="10463.515625">
            <text:p>10463,52</text:p>
          </table:table-cell>
          <table:table-cell office:value-type="float" office:value="1.73074341">
            <text:p>1,73</text:p>
          </table:table-cell>
          <table:table-cell office:value-type="float" office:value="10.91855431">
            <text:p>10,92</text:p>
          </table:table-cell>
          <table:table-cell office:value-type="float" office:value="10">
            <text:p>10</text:p>
          </table:table-cell>
          <table:table-cell office:value-type="float" office:value="1.05888677">
            <text:p>1,06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4589844">
            <text:p>1,05</text:p>
          </table:table-cell>
          <table:table-cell table:formula="oooc:= ['4530_6090_111V 0P100'.C38] - [pgach6090.C38]" office:value-type="float" office:value="-0.00512691999999999">
            <text:p>-0,01</text:p>
          </table:table-cell>
          <table:table-cell table:formula="oooc:= ['4530_6090_111V 0P100'.D38] - [pgach6090.D38]" office:value-type="float" office:value="-0.17086328">
            <text:p>-0,17</text:p>
          </table:table-cell>
          <table:table-cell table:formula="oooc:= ['4530_6090_111V 0P100'.E38] - [pgach6090.E38]" office:value-type="float" office:value="0.32395139">
            <text:p>0,32</text:p>
          </table:table-cell>
          <table:table-cell table:formula="oooc:= ['4530_6090_111V 0P100'.F38] - [pgach6090.F38]" office:value-type="float" office:value="0.12255206">
            <text:p>0,12</text:p>
          </table:table-cell>
          <table:table-cell table:formula="oooc:= ['4530_6090_111V 0P100'.G38] - [pgach6090.G38]" office:value-type="float" office:value="0.20626822">
            <text:p>0,21</text:p>
          </table:table-cell>
          <table:table-cell office:value-type="float" office:value="0.00542105">
            <text:p>0,01</text:p>
          </table:table-cell>
          <table:table-cell office:value-type="float" office:value="3.24891281">
            <text:p>3,25</text:p>
          </table:table-cell>
          <table:table-cell office:value-type="float" office:value="10481.0546875">
            <text:p>10481,05</text:p>
          </table:table-cell>
          <table:table-cell office:value-type="float" office:value="1.72866821">
            <text:p>1,73</text:p>
          </table:table-cell>
          <table:table-cell office:value-type="float" office:value="10.91941833">
            <text:p>10,92</text:p>
          </table:table-cell>
          <table:table-cell office:value-type="float" office:value="11">
            <text:p>11</text:p>
          </table:table-cell>
          <table:table-cell office:value-type="float" office:value="1.04589844">
            <text:p>1,05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4794919">
            <text:p>1,05</text:p>
          </table:table-cell>
          <table:table-cell table:formula="oooc:= ['4530_6090_111V 0P100'.C39] - [pgach6090.C39]" office:value-type="float" office:value="-0.00459311">
            <text:p>0</text:p>
          </table:table-cell>
          <table:table-cell table:formula="oooc:= ['4530_6090_111V 0P100'.D39] - [pgach6090.D39]" office:value-type="float" office:value="-0.1687241">
            <text:p>-0,17</text:p>
          </table:table-cell>
          <table:table-cell table:formula="oooc:= ['4530_6090_111V 0P100'.E39] - [pgach6090.E39]" office:value-type="float" office:value="0.30937132">
            <text:p>0,31</text:p>
          </table:table-cell>
          <table:table-cell table:formula="oooc:= ['4530_6090_111V 0P100'.F39] - [pgach6090.F39]" office:value-type="float" office:value="0.13745335">
            <text:p>0,14</text:p>
          </table:table-cell>
          <table:table-cell table:formula="oooc:= ['4530_6090_111V 0P100'.G39] - [pgach6090.G39]" office:value-type="float" office:value="0.20533499">
            <text:p>0,21</text:p>
          </table:table-cell>
          <table:table-cell office:value-type="float" office:value="0.01300786">
            <text:p>0,01</text:p>
          </table:table-cell>
          <table:table-cell office:value-type="float" office:value="3.24891281">
            <text:p>3,25</text:p>
          </table:table-cell>
          <table:table-cell office:value-type="float" office:value="10455.6640625">
            <text:p>10455,66</text:p>
          </table:table-cell>
          <table:table-cell office:value-type="float" office:value="1.72553098">
            <text:p>1,73</text:p>
          </table:table-cell>
          <table:table-cell office:value-type="float" office:value="10.91996002">
            <text:p>10,92</text:p>
          </table:table-cell>
          <table:table-cell office:value-type="float" office:value="12">
            <text:p>12</text:p>
          </table:table-cell>
          <table:table-cell office:value-type="float" office:value="1.04794919">
            <text:p>1,05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5410159">
            <text:p>1,05</text:p>
          </table:table-cell>
          <table:table-cell table:formula="oooc:= ['4530_6090_111V 0P100'.C40] - [pgach6090.C40]" office:value-type="float" office:value="-0.00788180999999999">
            <text:p>-0,01</text:p>
          </table:table-cell>
          <table:table-cell table:formula="oooc:= ['4530_6090_111V 0P100'.D40] - [pgach6090.D40]" office:value-type="float" office:value="-0.16082692">
            <text:p>-0,16</text:p>
          </table:table-cell>
          <table:table-cell table:formula="oooc:= ['4530_6090_111V 0P100'.E40] - [pgach6090.E40]" office:value-type="float" office:value="0.31312796">
            <text:p>0,31</text:p>
          </table:table-cell>
          <table:table-cell table:formula="oooc:= ['4530_6090_111V 0P100'.F40] - [pgach6090.F40]" office:value-type="float" office:value="0.14130658">
            <text:p>0,14</text:p>
          </table:table-cell>
          <table:table-cell table:formula="oooc:= ['4530_6090_111V 0P100'.G40] - [pgach6090.G40]" office:value-type="float" office:value="0.20365676">
            <text:p>0,2</text:p>
          </table:table-cell>
          <table:table-cell office:value-type="float" office:value="0.02064504">
            <text:p>0,02</text:p>
          </table:table-cell>
          <table:table-cell office:value-type="float" office:value="3.24891281">
            <text:p>3,25</text:p>
          </table:table-cell>
          <table:table-cell office:value-type="float" office:value="10433.49609375">
            <text:p>10433,5</text:p>
          </table:table-cell>
          <table:table-cell office:value-type="float" office:value="1.72799683">
            <text:p>1,73</text:p>
          </table:table-cell>
          <table:table-cell office:value-type="float" office:value="10.91883183">
            <text:p>10,92</text:p>
          </table:table-cell>
          <table:table-cell office:value-type="float" office:value="13">
            <text:p>13</text:p>
          </table:table-cell>
          <table:table-cell office:value-type="float" office:value="1.05410159">
            <text:p>1,05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657227">
            <text:p>1,07</text:p>
          </table:table-cell>
          <table:table-cell table:formula="oooc:= ['4530_6090_111V 0P100'.C41] - [pgach6090.C41]" office:value-type="float" office:value="-0.00213429">
            <text:p>0</text:p>
          </table:table-cell>
          <table:table-cell table:formula="oooc:= ['4530_6090_111V 0P100'.D41] - [pgach6090.D41]" office:value-type="float" office:value="-0.15765716">
            <text:p>-0,16</text:p>
          </table:table-cell>
          <table:table-cell table:formula="oooc:= ['4530_6090_111V 0P100'.E41] - [pgach6090.E41]" office:value-type="float" office:value="0.29640077">
            <text:p>0,3</text:p>
          </table:table-cell>
          <table:table-cell table:formula="oooc:= ['4530_6090_111V 0P100'.F41] - [pgach6090.F41]" office:value-type="float" office:value="0.15324083">
            <text:p>0,15</text:p>
          </table:table-cell>
          <table:table-cell table:formula="oooc:= ['4530_6090_111V 0P100'.G41] - [pgach6090.G41]" office:value-type="float" office:value="0.20801344">
            <text:p>0,21</text:p>
          </table:table-cell>
          <table:table-cell office:value-type="float" office:value="0.02751612">
            <text:p>0,03</text:p>
          </table:table-cell>
          <table:table-cell office:value-type="float" office:value="3.24891281">
            <text:p>3,25</text:p>
          </table:table-cell>
          <table:table-cell office:value-type="float" office:value="10391.97265625">
            <text:p>10391,97</text:p>
          </table:table-cell>
          <table:table-cell office:value-type="float" office:value="1.72331536">
            <text:p>1,72</text:p>
          </table:table-cell>
          <table:table-cell office:value-type="float" office:value="10.91994572">
            <text:p>10,92</text:p>
          </table:table-cell>
          <table:table-cell office:value-type="float" office:value="14">
            <text:p>14</text:p>
          </table:table-cell>
          <table:table-cell office:value-type="float" office:value="1.0657227">
            <text:p>1,07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0009763">
            <text:p>1</text:p>
          </table:table-cell>
          <table:table-cell table:formula="oooc:= ['4530_6090_111V 0P100'.C42] - [pgach6090.C42]" office:value-type="float" office:value="0.00121594">
            <text:p>0</text:p>
          </table:table-cell>
          <table:table-cell table:formula="oooc:= ['4530_6090_111V 0P100'.D42] - [pgach6090.D42]" office:value-type="float" office:value="-0.14946291">
            <text:p>-0,15</text:p>
          </table:table-cell>
          <table:table-cell table:formula="oooc:= ['4530_6090_111V 0P100'.E42] - [pgach6090.E42]" office:value-type="float" office:value="0.30883439">
            <text:p>0,31</text:p>
          </table:table-cell>
          <table:table-cell table:formula="oooc:= ['4530_6090_111V 0P100'.F42] - [pgach6090.F42]" office:value-type="float" office:value="0.15564333">
            <text:p>0,16</text:p>
          </table:table-cell>
          <table:table-cell table:formula="oooc:= ['4530_6090_111V 0P100'.G42] - [pgach6090.G42]" office:value-type="float" office:value="0.20068975">
            <text:p>0,2</text:p>
          </table:table-cell>
          <table:table-cell office:value-type="float" office:value="0.03481134">
            <text:p>0,03</text:p>
          </table:table-cell>
          <table:table-cell office:value-type="float" office:value="3.24891281">
            <text:p>3,25</text:p>
          </table:table-cell>
          <table:table-cell office:value-type="float" office:value="10393.75">
            <text:p>10393,75</text:p>
          </table:table-cell>
          <table:table-cell office:value-type="float" office:value="1.72662354">
            <text:p>1,73</text:p>
          </table:table-cell>
          <table:table-cell office:value-type="float" office:value="10.91883183">
            <text:p>10,92</text:p>
          </table:table-cell>
          <table:table-cell office:value-type="float" office:value="15">
            <text:p>15</text:p>
          </table:table-cell>
          <table:table-cell office:value-type="float" office:value="1.00009763">
            <text:p>1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4794919">
            <text:p>1,05</text:p>
          </table:table-cell>
          <table:table-cell table:formula="oooc:= ['4530_6090_111V 0P100'.C43] - [pgach6090.C43]" office:value-type="float" office:value="0.00417178">
            <text:p>0</text:p>
          </table:table-cell>
          <table:table-cell table:formula="oooc:= ['4530_6090_111V 0P100'.D43] - [pgach6090.D43]" office:value-type="float" office:value="-0.15249991">
            <text:p>-0,15</text:p>
          </table:table-cell>
          <table:table-cell table:formula="oooc:= ['4530_6090_111V 0P100'.E43] - [pgach6090.E43]" office:value-type="float" office:value="0.29475837">
            <text:p>0,29</text:p>
          </table:table-cell>
          <table:table-cell table:formula="oooc:= ['4530_6090_111V 0P100'.F43] - [pgach6090.F43]" office:value-type="float" office:value="0.16246688">
            <text:p>0,16</text:p>
          </table:table-cell>
          <table:table-cell table:formula="oooc:= ['4530_6090_111V 0P100'.G43] - [pgach6090.G43]" office:value-type="float" office:value="0.21228911">
            <text:p>0,21</text:p>
          </table:table-cell>
          <table:table-cell office:value-type="float" office:value="0.04257577">
            <text:p>0,04</text:p>
          </table:table-cell>
          <table:table-cell office:value-type="float" office:value="3.24891281">
            <text:p>3,25</text:p>
          </table:table-cell>
          <table:table-cell office:value-type="float" office:value="10391.8359375">
            <text:p>10391,84</text:p>
          </table:table-cell>
          <table:table-cell office:value-type="float" office:value="1.71790767">
            <text:p>1,72</text:p>
          </table:table-cell>
          <table:table-cell office:value-type="float" office:value="10.9205904">
            <text:p>10,92</text:p>
          </table:table-cell>
          <table:table-cell office:value-type="float" office:value="16">
            <text:p>16</text:p>
          </table:table-cell>
          <table:table-cell office:value-type="float" office:value="1.04794919">
            <text:p>1,05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7939458">
            <text:p>1,08</text:p>
          </table:table-cell>
          <table:table-cell table:formula="oooc:= ['4530_6090_111V 0P100'.C44] - [pgach6090.C44]" office:value-type="float" office:value="0.00939412000000001">
            <text:p>0,01</text:p>
          </table:table-cell>
          <table:table-cell table:formula="oooc:= ['4530_6090_111V 0P100'.D44] - [pgach6090.D44]" office:value-type="float" office:value="-0.14774431">
            <text:p>-0,15</text:p>
          </table:table-cell>
          <table:table-cell table:formula="oooc:= ['4530_6090_111V 0P100'.E44] - [pgach6090.E44]" office:value-type="float" office:value="0.28740449">
            <text:p>0,29</text:p>
          </table:table-cell>
          <table:table-cell table:formula="oooc:= ['4530_6090_111V 0P100'.F44] - [pgach6090.F44]" office:value-type="float" office:value="0.17660129">
            <text:p>0,18</text:p>
          </table:table-cell>
          <table:table-cell table:formula="oooc:= ['4530_6090_111V 0P100'.G44] - [pgach6090.G44]" office:value-type="float" office:value="0.21763712">
            <text:p>0,22</text:p>
          </table:table-cell>
          <table:table-cell office:value-type="float" office:value="0.04969338">
            <text:p>0,05</text:p>
          </table:table-cell>
          <table:table-cell office:value-type="float" office:value="3.24891281">
            <text:p>3,25</text:p>
          </table:table-cell>
          <table:table-cell office:value-type="float" office:value="10427.63671875">
            <text:p>10427,64</text:p>
          </table:table-cell>
          <table:table-cell office:value-type="float" office:value="1.71533811">
            <text:p>1,72</text:p>
          </table:table-cell>
          <table:table-cell office:value-type="float" office:value="10.92089748">
            <text:p>10,92</text:p>
          </table:table-cell>
          <table:table-cell office:value-type="float" office:value="17">
            <text:p>17</text:p>
          </table:table-cell>
          <table:table-cell office:value-type="float" office:value="1.07939458">
            <text:p>1,08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3564453">
            <text:p>1,04</text:p>
          </table:table-cell>
          <table:table-cell table:formula="oooc:= ['4530_6090_111V 0P100'.C45] - [pgach6090.C45]" office:value-type="float" office:value="0.01696045">
            <text:p>0,02</text:p>
          </table:table-cell>
          <table:table-cell table:formula="oooc:= ['4530_6090_111V 0P100'.D45] - [pgach6090.D45]" office:value-type="float" office:value="-0.14779322">
            <text:p>-0,15</text:p>
          </table:table-cell>
          <table:table-cell table:formula="oooc:= ['4530_6090_111V 0P100'.E45] - [pgach6090.E45]" office:value-type="float" office:value="0.29065274">
            <text:p>0,29</text:p>
          </table:table-cell>
          <table:table-cell table:formula="oooc:= ['4530_6090_111V 0P100'.F45] - [pgach6090.F45]" office:value-type="float" office:value="0.18199809">
            <text:p>0,18</text:p>
          </table:table-cell>
          <table:table-cell table:formula="oooc:= ['4530_6090_111V 0P100'.G45] - [pgach6090.G45]" office:value-type="float" office:value="0.20920026">
            <text:p>0,21</text:p>
          </table:table-cell>
          <table:table-cell office:value-type="float" office:value="0.05795087">
            <text:p>0,06</text:p>
          </table:table-cell>
          <table:table-cell office:value-type="float" office:value="3.24891281">
            <text:p>3,25</text:p>
          </table:table-cell>
          <table:table-cell office:value-type="float" office:value="10391.15234375">
            <text:p>10391,15</text:p>
          </table:table-cell>
          <table:table-cell office:value-type="float" office:value="1.72468257">
            <text:p>1,72</text:p>
          </table:table-cell>
          <table:table-cell office:value-type="float" office:value="10.91875935">
            <text:p>10,92</text:p>
          </table:table-cell>
          <table:table-cell office:value-type="float" office:value="18">
            <text:p>18</text:p>
          </table:table-cell>
          <table:table-cell office:value-type="float" office:value="1.03564453">
            <text:p>1,04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746094">
            <text:p>1,07</text:p>
          </table:table-cell>
          <table:table-cell table:formula="oooc:= ['4530_6090_111V 0P100'.C46] - [pgach6090.C46]" office:value-type="float" office:value="0.02116243">
            <text:p>0,02</text:p>
          </table:table-cell>
          <table:table-cell table:formula="oooc:= ['4530_6090_111V 0P100'.D46] - [pgach6090.D46]" office:value-type="float" office:value="-0.14197915">
            <text:p>-0,14</text:p>
          </table:table-cell>
          <table:table-cell table:formula="oooc:= ['4530_6090_111V 0P100'.E46] - [pgach6090.E46]" office:value-type="float" office:value="0.27691289">
            <text:p>0,28</text:p>
          </table:table-cell>
          <table:table-cell table:formula="oooc:= ['4530_6090_111V 0P100'.F46] - [pgach6090.F46]" office:value-type="float" office:value="0.18818124">
            <text:p>0,19</text:p>
          </table:table-cell>
          <table:table-cell table:formula="oooc:= ['4530_6090_111V 0P100'.G46] - [pgach6090.G46]" office:value-type="float" office:value="0.21821315">
            <text:p>0,22</text:p>
          </table:table-cell>
          <table:table-cell office:value-type="float" office:value="0.06519572">
            <text:p>0,07</text:p>
          </table:table-cell>
          <table:table-cell office:value-type="float" office:value="3.24891281">
            <text:p>3,25</text:p>
          </table:table-cell>
          <table:table-cell office:value-type="float" office:value="10357.63671875">
            <text:p>10357,64</text:p>
          </table:table-cell>
          <table:table-cell office:value-type="float" office:value="1.71842039">
            <text:p>1,72</text:p>
          </table:table-cell>
          <table:table-cell office:value-type="float" office:value="10.92108822">
            <text:p>10,92</text:p>
          </table:table-cell>
          <table:table-cell office:value-type="float" office:value="19">
            <text:p>19</text:p>
          </table:table-cell>
          <table:table-cell office:value-type="float" office:value="1.0746094">
            <text:p>1,07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9033203">
            <text:p>1,09</text:p>
          </table:table-cell>
          <table:table-cell table:formula="oooc:= ['4530_6090_111V 0P100'.C47] - [pgach6090.C47]" office:value-type="float" office:value="0.0209024">
            <text:p>0,02</text:p>
          </table:table-cell>
          <table:table-cell table:formula="oooc:= ['4530_6090_111V 0P100'.D47] - [pgach6090.D47]" office:value-type="float" office:value="-0.14375937">
            <text:p>-0,14</text:p>
          </table:table-cell>
          <table:table-cell table:formula="oooc:= ['4530_6090_111V 0P100'.E47] - [pgach6090.E47]" office:value-type="float" office:value="0.27787274">
            <text:p>0,28</text:p>
          </table:table-cell>
          <table:table-cell table:formula="oooc:= ['4530_6090_111V 0P100'.F47] - [pgach6090.F47]" office:value-type="float" office:value="0.1802283">
            <text:p>0,18</text:p>
          </table:table-cell>
          <table:table-cell table:formula="oooc:= ['4530_6090_111V 0P100'.G47] - [pgach6090.G47]" office:value-type="float" office:value="0.22232099">
            <text:p>0,22</text:p>
          </table:table-cell>
          <table:table-cell office:value-type="float" office:value="0.07281699">
            <text:p>0,07</text:p>
          </table:table-cell>
          <table:table-cell office:value-type="float" office:value="3.24891281">
            <text:p>3,25</text:p>
          </table:table-cell>
          <table:table-cell office:value-type="float" office:value="10467.109375">
            <text:p>10467,11</text:p>
          </table:table-cell>
          <table:table-cell office:value-type="float" office:value="1.72071528">
            <text:p>1,72</text:p>
          </table:table-cell>
          <table:table-cell office:value-type="float" office:value="10.92007732">
            <text:p>10,92</text:p>
          </table:table-cell>
          <table:table-cell office:value-type="float" office:value="20">
            <text:p>20</text:p>
          </table:table-cell>
          <table:table-cell office:value-type="float" office:value="1.09033203">
            <text:p>1,09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10605466">
            <text:p>1,11</text:p>
          </table:table-cell>
          <table:table-cell table:formula="oooc:= ['4530_6090_111V 0P100'.C48] - [pgach6090.C48]" office:value-type="float" office:value="0.02522361">
            <text:p>0,03</text:p>
          </table:table-cell>
          <table:table-cell table:formula="oooc:= ['4530_6090_111V 0P100'.D48] - [pgach6090.D48]" office:value-type="float" office:value="-0.14039126">
            <text:p>-0,14</text:p>
          </table:table-cell>
          <table:table-cell table:formula="oooc:= ['4530_6090_111V 0P100'.E48] - [pgach6090.E48]" office:value-type="float" office:value="0.27630067">
            <text:p>0,28</text:p>
          </table:table-cell>
          <table:table-cell table:formula="oooc:= ['4530_6090_111V 0P100'.F48] - [pgach6090.F48]" office:value-type="float" office:value="0.19942571">
            <text:p>0,2</text:p>
          </table:table-cell>
          <table:table-cell table:formula="oooc:= ['4530_6090_111V 0P100'.G48] - [pgach6090.G48]" office:value-type="float" office:value="0.21441014">
            <text:p>0,21</text:p>
          </table:table-cell>
          <table:table-cell office:value-type="float" office:value="0.07908102">
            <text:p>0,08</text:p>
          </table:table-cell>
          <table:table-cell office:value-type="float" office:value="3.24891281">
            <text:p>3,25</text:p>
          </table:table-cell>
          <table:table-cell office:value-type="float" office:value="10502.24609375">
            <text:p>10502,25</text:p>
          </table:table-cell>
          <table:table-cell office:value-type="float" office:value="1.71963501">
            <text:p>1,72</text:p>
          </table:table-cell>
          <table:table-cell office:value-type="float" office:value="10.92012119">
            <text:p>10,92</text:p>
          </table:table-cell>
          <table:table-cell office:value-type="float" office:value="21">
            <text:p>21</text:p>
          </table:table-cell>
          <table:table-cell office:value-type="float" office:value="1.10605466">
            <text:p>1,11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3974605">
            <text:p>1,04</text:p>
          </table:table-cell>
          <table:table-cell table:formula="oooc:= ['4530_6090_111V 0P100'.C49] - [pgach6090.C49]" office:value-type="float" office:value="0.01889055">
            <text:p>0,02</text:p>
          </table:table-cell>
          <table:table-cell table:formula="oooc:= ['4530_6090_111V 0P100'.D49] - [pgach6090.D49]" office:value-type="float" office:value="-0.13166338">
            <text:p>-0,13</text:p>
          </table:table-cell>
          <table:table-cell table:formula="oooc:= ['4530_6090_111V 0P100'.E49] - [pgach6090.E49]" office:value-type="float" office:value="0.29713719">
            <text:p>0,3</text:p>
          </table:table-cell>
          <table:table-cell table:formula="oooc:= ['4530_6090_111V 0P100'.F49] - [pgach6090.F49]" office:value-type="float" office:value="0.17976074">
            <text:p>0,18</text:p>
          </table:table-cell>
          <table:table-cell table:formula="oooc:= ['4530_6090_111V 0P100'.G49] - [pgach6090.G49]" office:value-type="float" office:value="0.20968187">
            <text:p>0,21</text:p>
          </table:table-cell>
          <table:table-cell office:value-type="float" office:value="0.08635768">
            <text:p>0,09</text:p>
          </table:table-cell>
          <table:table-cell office:value-type="float" office:value="3.24891281">
            <text:p>3,25</text:p>
          </table:table-cell>
          <table:table-cell office:value-type="float" office:value="10370.44921875">
            <text:p>10370,45</text:p>
          </table:table-cell>
          <table:table-cell office:value-type="float" office:value="1.72360229">
            <text:p>1,72</text:p>
          </table:table-cell>
          <table:table-cell office:value-type="float" office:value="10.91903687">
            <text:p>10,92</text:p>
          </table:table-cell>
          <table:table-cell office:value-type="float" office:value="22">
            <text:p>22</text:p>
          </table:table-cell>
          <table:table-cell office:value-type="float" office:value="1.03974605">
            <text:p>1,04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5205083">
            <text:p>1,05</text:p>
          </table:table-cell>
          <table:table-cell table:formula="oooc:= ['4530_6090_111V 0P100'.C50] - [pgach6090.C50]" office:value-type="float" office:value="0.02038147">
            <text:p>0,02</text:p>
          </table:table-cell>
          <table:table-cell table:formula="oooc:= ['4530_6090_111V 0P100'.D50] - [pgach6090.D50]" office:value-type="float" office:value="-0.11569219">
            <text:p>-0,12</text:p>
          </table:table-cell>
          <table:table-cell table:formula="oooc:= ['4530_6090_111V 0P100'.E50] - [pgach6090.E50]" office:value-type="float" office:value="0.30481629">
            <text:p>0,3</text:p>
          </table:table-cell>
          <table:table-cell table:formula="oooc:= ['4530_6090_111V 0P100'.F50] - [pgach6090.F50]" office:value-type="float" office:value="0.17366584">
            <text:p>0,17</text:p>
          </table:table-cell>
          <table:table-cell table:formula="oooc:= ['4530_6090_111V 0P100'.G50] - [pgach6090.G50]" office:value-type="float" office:value="0.21265547">
            <text:p>0,21</text:p>
          </table:table-cell>
          <table:table-cell office:value-type="float" office:value="0.09388088">
            <text:p>0,09</text:p>
          </table:table-cell>
          <table:table-cell office:value-type="float" office:value="3.24891281">
            <text:p>3,25</text:p>
          </table:table-cell>
          <table:table-cell office:value-type="float" office:value="10473.41796875">
            <text:p>10473,42</text:p>
          </table:table-cell>
          <table:table-cell office:value-type="float" office:value="1.71817017">
            <text:p>1,72</text:p>
          </table:table-cell>
          <table:table-cell office:value-type="float" office:value="10.91924286">
            <text:p>10,92</text:p>
          </table:table-cell>
          <table:table-cell office:value-type="float" office:value="23">
            <text:p>23</text:p>
          </table:table-cell>
          <table:table-cell office:value-type="float" office:value="1.05205083">
            <text:p>1,05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4111326">
            <text:p>1,04</text:p>
          </table:table-cell>
          <table:table-cell table:formula="oooc:= ['4530_6090_111V 0P100'.C51] - [pgach6090.C51]" office:value-type="float" office:value="0.01984197">
            <text:p>0,02</text:p>
          </table:table-cell>
          <table:table-cell table:formula="oooc:= ['4530_6090_111V 0P100'.D51] - [pgach6090.D51]" office:value-type="float" office:value="-0.11314147">
            <text:p>-0,11</text:p>
          </table:table-cell>
          <table:table-cell table:formula="oooc:= ['4530_6090_111V 0P100'.E51] - [pgach6090.E51]" office:value-type="float" office:value="0.30050779">
            <text:p>0,3</text:p>
          </table:table-cell>
          <table:table-cell table:formula="oooc:= ['4530_6090_111V 0P100'.F51] - [pgach6090.F51]" office:value-type="float" office:value="0.19657536">
            <text:p>0,2</text:p>
          </table:table-cell>
          <table:table-cell table:formula="oooc:= ['4530_6090_111V 0P100'.G51] - [pgach6090.G51]" office:value-type="float" office:value="0.19907963">
            <text:p>0,2</text:p>
          </table:table-cell>
          <table:table-cell office:value-type="float" office:value="0.10144913">
            <text:p>0,1</text:p>
          </table:table-cell>
          <table:table-cell office:value-type="float" office:value="3.24891281">
            <text:p>3,25</text:p>
          </table:table-cell>
          <table:table-cell office:value-type="float" office:value="10562.20703125">
            <text:p>10562,21</text:p>
          </table:table-cell>
          <table:table-cell office:value-type="float" office:value="1.72095942">
            <text:p>1,72</text:p>
          </table:table-cell>
          <table:table-cell office:value-type="float" office:value="10.91893482">
            <text:p>10,92</text:p>
          </table:table-cell>
          <table:table-cell office:value-type="float" office:value="24">
            <text:p>24</text:p>
          </table:table-cell>
          <table:table-cell office:value-type="float" office:value="1.04111326">
            <text:p>1,04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5205083">
            <text:p>1,05</text:p>
          </table:table-cell>
          <table:table-cell table:formula="oooc:= ['4530_6090_111V 0P100'.C52] - [pgach6090.C52]" office:value-type="float" office:value="0.02761549">
            <text:p>0,03</text:p>
          </table:table-cell>
          <table:table-cell table:formula="oooc:= ['4530_6090_111V 0P100'.D52] - [pgach6090.D52]" office:value-type="float" office:value="-0.11119886">
            <text:p>-0,11</text:p>
          </table:table-cell>
          <table:table-cell table:formula="oooc:= ['4530_6090_111V 0P100'.E52] - [pgach6090.E52]" office:value-type="float" office:value="0.29415539">
            <text:p>0,29</text:p>
          </table:table-cell>
          <table:table-cell table:formula="oooc:= ['4530_6090_111V 0P100'.F52] - [pgach6090.F52]" office:value-type="float" office:value="0.2098489">
            <text:p>0,21</text:p>
          </table:table-cell>
          <table:table-cell table:formula="oooc:= ['4530_6090_111V 0P100'.G52] - [pgach6090.G52]" office:value-type="float" office:value="0.19875828">
            <text:p>0,2</text:p>
          </table:table-cell>
          <table:table-cell office:value-type="float" office:value="0.10906246">
            <text:p>0,11</text:p>
          </table:table-cell>
          <table:table-cell office:value-type="float" office:value="3.24891281">
            <text:p>3,25</text:p>
          </table:table-cell>
          <table:table-cell office:value-type="float" office:value="10431.796875">
            <text:p>10431,8</text:p>
          </table:table-cell>
          <table:table-cell office:value-type="float" office:value="1.72659302">
            <text:p>1,73</text:p>
          </table:table-cell>
          <table:table-cell office:value-type="float" office:value="10.9179678">
            <text:p>10,92</text:p>
          </table:table-cell>
          <table:table-cell office:value-type="float" office:value="25">
            <text:p>25</text:p>
          </table:table-cell>
          <table:table-cell office:value-type="float" office:value="1.05205083">
            <text:p>1,05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4453123">
            <text:p>1,04</text:p>
          </table:table-cell>
          <table:table-cell table:formula="oooc:= ['4530_6090_111V 0P100'.C53] - [pgach6090.C53]" office:value-type="float" office:value="0.03490592">
            <text:p>0,03</text:p>
          </table:table-cell>
          <table:table-cell table:formula="oooc:= ['4530_6090_111V 0P100'.D53] - [pgach6090.D53]" office:value-type="float" office:value="-0.10757969">
            <text:p>-0,11</text:p>
          </table:table-cell>
          <table:table-cell table:formula="oooc:= ['4530_6090_111V 0P100'.E53] - [pgach6090.E53]" office:value-type="float" office:value="0.28047803">
            <text:p>0,28</text:p>
          </table:table-cell>
          <table:table-cell table:formula="oooc:= ['4530_6090_111V 0P100'.F53] - [pgach6090.F53]" office:value-type="float" office:value="0.23205199">
            <text:p>0,23</text:p>
          </table:table-cell>
          <table:table-cell table:formula="oooc:= ['4530_6090_111V 0P100'.G53] - [pgach6090.G53]" office:value-type="float" office:value="0.19756805">
            <text:p>0,2</text:p>
          </table:table-cell>
          <table:table-cell office:value-type="float" office:value="0.11620128">
            <text:p>0,12</text:p>
          </table:table-cell>
          <table:table-cell office:value-type="float" office:value="3.24891281">
            <text:p>3,25</text:p>
          </table:table-cell>
          <table:table-cell office:value-type="float" office:value="10502.6953125">
            <text:p>10502,7</text:p>
          </table:table-cell>
          <table:table-cell office:value-type="float" office:value="1.72751462">
            <text:p>1,73</text:p>
          </table:table-cell>
          <table:table-cell office:value-type="float" office:value="10.91719151">
            <text:p>10,92</text:p>
          </table:table-cell>
          <table:table-cell office:value-type="float" office:value="26">
            <text:p>26</text:p>
          </table:table-cell>
          <table:table-cell office:value-type="float" office:value="1.04453123">
            <text:p>1,04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3291011">
            <text:p>1,03</text:p>
          </table:table-cell>
          <table:table-cell table:formula="oooc:= ['4530_6090_111V 0P100'.C54] - [pgach6090.C54]" office:value-type="float" office:value="0.03058726">
            <text:p>0,03</text:p>
          </table:table-cell>
          <table:table-cell table:formula="oooc:= ['4530_6090_111V 0P100'.D54] - [pgach6090.D54]" office:value-type="float" office:value="-0.11585648">
            <text:p>-0,12</text:p>
          </table:table-cell>
          <table:table-cell table:formula="oooc:= ['4530_6090_111V 0P100'.E54] - [pgach6090.E54]" office:value-type="float" office:value="0.27765799">
            <text:p>0,28</text:p>
          </table:table-cell>
          <table:table-cell table:formula="oooc:= ['4530_6090_111V 0P100'.F54] - [pgach6090.F54]" office:value-type="float" office:value="0.23528939">
            <text:p>0,24</text:p>
          </table:table-cell>
          <table:table-cell table:formula="oooc:= ['4530_6090_111V 0P100'.G54] - [pgach6090.G54]" office:value-type="float" office:value="0.2008291">
            <text:p>0,2</text:p>
          </table:table-cell>
          <table:table-cell office:value-type="float" office:value="0.12221347">
            <text:p>0,12</text:p>
          </table:table-cell>
          <table:table-cell office:value-type="float" office:value="3.24891281">
            <text:p>3,25</text:p>
          </table:table-cell>
          <table:table-cell office:value-type="float" office:value="10369.6875">
            <text:p>10369,69</text:p>
          </table:table-cell>
          <table:table-cell office:value-type="float" office:value="1.73301995">
            <text:p>1,73</text:p>
          </table:table-cell>
          <table:table-cell office:value-type="float" office:value="10.91716194">
            <text:p>10,92</text:p>
          </table:table-cell>
          <table:table-cell office:value-type="float" office:value="27">
            <text:p>27</text:p>
          </table:table-cell>
          <table:table-cell office:value-type="float" office:value="1.03291011">
            <text:p>1,03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4248047">
            <text:p>1,04</text:p>
          </table:table-cell>
          <table:table-cell table:formula="oooc:= ['4530_6090_111V 0P100'.C55] - [pgach6090.C55]" office:value-type="float" office:value="0.03618562">
            <text:p>0,04</text:p>
          </table:table-cell>
          <table:table-cell table:formula="oooc:= ['4530_6090_111V 0P100'.D55] - [pgach6090.D55]" office:value-type="float" office:value="-0.10658888">
            <text:p>-0,11</text:p>
          </table:table-cell>
          <table:table-cell table:formula="oooc:= ['4530_6090_111V 0P100'.E55] - [pgach6090.E55]" office:value-type="float" office:value="0.26322369">
            <text:p>0,26</text:p>
          </table:table-cell>
          <table:table-cell table:formula="oooc:= ['4530_6090_111V 0P100'.F55] - [pgach6090.F55]" office:value-type="float" office:value="0.24029365">
            <text:p>0,24</text:p>
          </table:table-cell>
          <table:table-cell table:formula="oooc:= ['4530_6090_111V 0P100'.G55] - [pgach6090.G55]" office:value-type="float" office:value="0.19166039">
            <text:p>0,19</text:p>
          </table:table-cell>
          <table:table-cell office:value-type="float" office:value="0.12897585">
            <text:p>0,13</text:p>
          </table:table-cell>
          <table:table-cell office:value-type="float" office:value="3.24891281">
            <text:p>3,25</text:p>
          </table:table-cell>
          <table:table-cell office:value-type="float" office:value="10456.62109375">
            <text:p>10456,62</text:p>
          </table:table-cell>
          <table:table-cell office:value-type="float" office:value="1.70872796">
            <text:p>1,71</text:p>
          </table:table-cell>
          <table:table-cell office:value-type="float" office:value="10.91979885">
            <text:p>10,92</text:p>
          </table:table-cell>
          <table:table-cell office:value-type="float" office:value="28">
            <text:p>28</text:p>
          </table:table-cell>
          <table:table-cell office:value-type="float" office:value="1.04248047">
            <text:p>1,04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4658198">
            <text:p>1,05</text:p>
          </table:table-cell>
          <table:table-cell table:formula="oooc:= ['4530_6090_111V 0P100'.C56] - [pgach6090.C56]" office:value-type="float" office:value="0.04880739">
            <text:p>0,05</text:p>
          </table:table-cell>
          <table:table-cell table:formula="oooc:= ['4530_6090_111V 0P100'.D56] - [pgach6090.D56]" office:value-type="float" office:value="-0.09946096">
            <text:p>-0,1</text:p>
          </table:table-cell>
          <table:table-cell table:formula="oooc:= ['4530_6090_111V 0P100'.E56] - [pgach6090.E56]" office:value-type="float" office:value="0.32718745">
            <text:p>0,33</text:p>
          </table:table-cell>
          <table:table-cell table:formula="oooc:= ['4530_6090_111V 0P100'.F56] - [pgach6090.F56]" office:value-type="float" office:value="0.20533903">
            <text:p>0,21</text:p>
          </table:table-cell>
          <table:table-cell table:formula="oooc:= ['4530_6090_111V 0P100'.G56] - [pgach6090.G56]" office:value-type="float" office:value="0.17522432">
            <text:p>0,18</text:p>
          </table:table-cell>
          <table:table-cell office:value-type="float" office:value="0.13643809">
            <text:p>0,14</text:p>
          </table:table-cell>
          <table:table-cell office:value-type="float" office:value="3.24891281">
            <text:p>3,25</text:p>
          </table:table-cell>
          <table:table-cell office:value-type="float" office:value="10264.84375">
            <text:p>10264,84</text:p>
          </table:table-cell>
          <table:table-cell office:value-type="float" office:value="1.73038328">
            <text:p>1,73</text:p>
          </table:table-cell>
          <table:table-cell office:value-type="float" office:value="10.91727924">
            <text:p>10,92</text:p>
          </table:table-cell>
          <table:table-cell office:value-type="float" office:value="29">
            <text:p>29</text:p>
          </table:table-cell>
          <table:table-cell office:value-type="float" office:value="1.04658198">
            <text:p>1,05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5478513">
            <text:p>1,05</text:p>
          </table:table-cell>
          <table:table-cell table:formula="oooc:= ['4530_6090_111V 0P100'.C57] - [pgach6090.C57]" office:value-type="float" office:value="0.04484029">
            <text:p>0,04</text:p>
          </table:table-cell>
          <table:table-cell table:formula="oooc:= ['4530_6090_111V 0P100'.D57] - [pgach6090.D57]" office:value-type="float" office:value="-0.09744493">
            <text:p>-0,1</text:p>
          </table:table-cell>
          <table:table-cell table:formula="oooc:= ['4530_6090_111V 0P100'.E57] - [pgach6090.E57]" office:value-type="float" office:value="0.33058561">
            <text:p>0,33</text:p>
          </table:table-cell>
          <table:table-cell table:formula="oooc:= ['4530_6090_111V 0P100'.F57] - [pgach6090.F57]" office:value-type="float" office:value="0.18533998">
            <text:p>0,19</text:p>
          </table:table-cell>
          <table:table-cell table:formula="oooc:= ['4530_6090_111V 0P100'.G57] - [pgach6090.G57]" office:value-type="float" office:value="0.19091474">
            <text:p>0,19</text:p>
          </table:table-cell>
          <table:table-cell office:value-type="float" office:value="0.14244762">
            <text:p>0,14</text:p>
          </table:table-cell>
          <table:table-cell office:value-type="float" office:value="3.24891281">
            <text:p>3,25</text:p>
          </table:table-cell>
          <table:table-cell office:value-type="float" office:value="10471.71875">
            <text:p>10471,72</text:p>
          </table:table-cell>
          <table:table-cell office:value-type="float" office:value="1.71142578">
            <text:p>1,71</text:p>
          </table:table-cell>
          <table:table-cell office:value-type="float" office:value="10.91938877">
            <text:p>10,92</text:p>
          </table:table-cell>
          <table:table-cell office:value-type="float" office:value="30">
            <text:p>30</text:p>
          </table:table-cell>
          <table:table-cell office:value-type="float" office:value="1.05478513">
            <text:p>1,05</text:p>
          </table:table-cell>
          <table:table-cell office:value-type="float" office:value="5.12249756">
            <text:p>5,12</text:p>
          </table:table-cell>
        </table:table-row>
      </table:table>
      <table:table table:name="4530_6090_111V 0P10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26/10/06, 11:49:51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4530-6090-111V 0P10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50</text:p>
          </table:table-cell>
          <table:table-cell table:number-columns-repeated="255"/>
        </table:table-row>
        <table:table-row table:style-name="ro1">
          <table:table-cell office:value-type="string">
            <text:p>&gt; Press, ; k Pa: 986,0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100</text:p>
          </table:table-cell>
          <table:table-cell table:number-columns-repeated="255"/>
        </table:table-row>
        <table:table-row table:style-name="ro1">
          <table:table-cell office:value-type="string">
            <text:p>&gt; velocity: 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530-6090-111V 0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2402341">
            <text:p>1,02</text:p>
          </table:table-cell>
          <table:table-cell office:value-type="float" office:value="-0.23176005">
            <text:p>-0,23</text:p>
          </table:table-cell>
          <table:table-cell office:value-type="float" office:value="-0.20813988">
            <text:p>-0,21</text:p>
          </table:table-cell>
          <table:table-cell office:value-type="float" office:value="0.24354339">
            <text:p>0,24</text:p>
          </table:table-cell>
          <table:table-cell office:value-type="float" office:value="-0.10192957">
            <text:p>-0,1</text:p>
          </table:table-cell>
          <table:table-cell office:value-type="float" office:value="-0.15375063">
            <text:p>-0,15</text:p>
          </table:table-cell>
          <table:table-cell office:value-type="float" office:value="-0.11840681">
            <text:p>-0,12</text:p>
          </table:table-cell>
          <table:table-cell office:value-type="float" office:value="3.24891281">
            <text:p>3,25</text:p>
          </table:table-cell>
          <table:table-cell office:value-type="float" office:value="10478.671875">
            <text:p>10478,67</text:p>
          </table:table-cell>
          <table:table-cell office:value-type="float" office:value="1.74064934">
            <text:p>1,74</text:p>
          </table:table-cell>
          <table:table-cell office:value-type="float" office:value="10.91900826">
            <text:p>10,92</text:p>
          </table:table-cell>
          <table:table-cell office:value-type="float" office:value="-5">
            <text:p>-5</text:p>
          </table:table-cell>
          <table:table-cell office:value-type="float" office:value="1.02402341">
            <text:p>1,0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375063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4316401">
            <text:p>1,04</text:p>
          </table:table-cell>
          <table:table-cell office:value-type="float" office:value="-0.22610714">
            <text:p>-0,23</text:p>
          </table:table-cell>
          <table:table-cell office:value-type="float" office:value="-0.21229605">
            <text:p>-0,21</text:p>
          </table:table-cell>
          <table:table-cell office:value-type="float" office:value="0.24755603">
            <text:p>0,25</text:p>
          </table:table-cell>
          <table:table-cell office:value-type="float" office:value="-0.08581252">
            <text:p>-0,09</text:p>
          </table:table-cell>
          <table:table-cell office:value-type="float" office:value="-0.15150757">
            <text:p>-0,15</text:p>
          </table:table-cell>
          <table:table-cell office:value-type="float" office:value="-0.1114403">
            <text:p>-0,11</text:p>
          </table:table-cell>
          <table:table-cell office:value-type="float" office:value="3.24891281">
            <text:p>3,25</text:p>
          </table:table-cell>
          <table:table-cell office:value-type="float" office:value="10470.9375">
            <text:p>10470,94</text:p>
          </table:table-cell>
          <table:table-cell office:value-type="float" office:value="1.73979485">
            <text:p>1,74</text:p>
          </table:table-cell>
          <table:table-cell office:value-type="float" office:value="10.91966724">
            <text:p>10,92</text:p>
          </table:table-cell>
          <table:table-cell office:value-type="float" office:value="-4">
            <text:p>-4</text:p>
          </table:table-cell>
          <table:table-cell office:value-type="float" office:value="1.04316401">
            <text:p>1,0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150757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582031">
            <text:p>1,06</text:p>
          </table:table-cell>
          <table:table-cell office:value-type="float" office:value="-0.21553051">
            <text:p>-0,22</text:p>
          </table:table-cell>
          <table:table-cell office:value-type="float" office:value="-0.20933956">
            <text:p>-0,21</text:p>
          </table:table-cell>
          <table:table-cell office:value-type="float" office:value="0.24568111">
            <text:p>0,25</text:p>
          </table:table-cell>
          <table:table-cell office:value-type="float" office:value="-0.08368327">
            <text:p>-0,08</text:p>
          </table:table-cell>
          <table:table-cell office:value-type="float" office:value="-0.15271963">
            <text:p>-0,15</text:p>
          </table:table-cell>
          <table:table-cell office:value-type="float" office:value="-0.10345055">
            <text:p>-0,1</text:p>
          </table:table-cell>
          <table:table-cell office:value-type="float" office:value="3.24891281">
            <text:p>3,25</text:p>
          </table:table-cell>
          <table:table-cell office:value-type="float" office:value="10458.359375">
            <text:p>10458,36</text:p>
          </table:table-cell>
          <table:table-cell office:value-type="float" office:value="1.73804319">
            <text:p>1,74</text:p>
          </table:table-cell>
          <table:table-cell office:value-type="float" office:value="10.91981411">
            <text:p>10,92</text:p>
          </table:table-cell>
          <table:table-cell office:value-type="float" office:value="-3">
            <text:p>-3</text:p>
          </table:table-cell>
          <table:table-cell office:value-type="float" office:value="1.0582031">
            <text:p>1,0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271963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9716797">
            <text:p>1,1</text:p>
          </table:table-cell>
          <table:table-cell office:value-type="float" office:value="-0.20565298">
            <text:p>-0,21</text:p>
          </table:table-cell>
          <table:table-cell office:value-type="float" office:value="-0.2141583">
            <text:p>-0,21</text:p>
          </table:table-cell>
          <table:table-cell office:value-type="float" office:value="0.24603486">
            <text:p>0,25</text:p>
          </table:table-cell>
          <table:table-cell office:value-type="float" office:value="-0.06663888">
            <text:p>-0,07</text:p>
          </table:table-cell>
          <table:table-cell office:value-type="float" office:value="-0.16406572">
            <text:p>-0,16</text:p>
          </table:table-cell>
          <table:table-cell office:value-type="float" office:value="-0.09552972">
            <text:p>-0,1</text:p>
          </table:table-cell>
          <table:table-cell office:value-type="float" office:value="3.24891281">
            <text:p>3,25</text:p>
          </table:table-cell>
          <table:table-cell office:value-type="float" office:value="10459.19921875">
            <text:p>10459,2</text:p>
          </table:table-cell>
          <table:table-cell office:value-type="float" office:value="1.73679197">
            <text:p>1,74</text:p>
          </table:table-cell>
          <table:table-cell office:value-type="float" office:value="10.92189407">
            <text:p>10,92</text:p>
          </table:table-cell>
          <table:table-cell office:value-type="float" office:value="-2">
            <text:p>-2</text:p>
          </table:table-cell>
          <table:table-cell office:value-type="float" office:value="1.09716797">
            <text:p>1,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6406572">
            <text:p>0,1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6982422">
            <text:p>1,07</text:p>
          </table:table-cell>
          <table:table-cell office:value-type="float" office:value="-0.1948249">
            <text:p>-0,19</text:p>
          </table:table-cell>
          <table:table-cell office:value-type="float" office:value="-0.21651246">
            <text:p>-0,22</text:p>
          </table:table-cell>
          <table:table-cell office:value-type="float" office:value="0.24680808">
            <text:p>0,25</text:p>
          </table:table-cell>
          <table:table-cell office:value-type="float" office:value="-0.05529841">
            <text:p>-0,06</text:p>
          </table:table-cell>
          <table:table-cell office:value-type="float" office:value="-0.18336816">
            <text:p>-0,18</text:p>
          </table:table-cell>
          <table:table-cell office:value-type="float" office:value="-0.08743924">
            <text:p>-0,09</text:p>
          </table:table-cell>
          <table:table-cell office:value-type="float" office:value="3.24891281">
            <text:p>3,25</text:p>
          </table:table-cell>
          <table:table-cell office:value-type="float" office:value="10456.4453125">
            <text:p>10456,45</text:p>
          </table:table-cell>
          <table:table-cell office:value-type="float" office:value="1.73483276">
            <text:p>1,73</text:p>
          </table:table-cell>
          <table:table-cell office:value-type="float" office:value="10.92051697">
            <text:p>10,92</text:p>
          </table:table-cell>
          <table:table-cell office:value-type="float" office:value="-1">
            <text:p>-1</text:p>
          </table:table-cell>
          <table:table-cell office:value-type="float" office:value="1.06982422">
            <text:p>1,07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8336816">
            <text:p>0,1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9785151">
            <text:p>1,1</text:p>
          </table:table-cell>
          <table:table-cell office:value-type="float" office:value="-0.18829687">
            <text:p>-0,19</text:p>
          </table:table-cell>
          <table:table-cell office:value-type="float" office:value="-0.2143892">
            <text:p>-0,21</text:p>
          </table:table-cell>
          <table:table-cell office:value-type="float" office:value="0.249153">
            <text:p>0,25</text:p>
          </table:table-cell>
          <table:table-cell office:value-type="float" office:value="-0.04861017">
            <text:p>-0,05</text:p>
          </table:table-cell>
          <table:table-cell office:value-type="float" office:value="-0.18542013">
            <text:p>-0,19</text:p>
          </table:table-cell>
          <table:table-cell office:value-type="float" office:value="-0.07928779">
            <text:p>-0,08</text:p>
          </table:table-cell>
          <table:table-cell office:value-type="float" office:value="3.24891281">
            <text:p>3,25</text:p>
          </table:table-cell>
          <table:table-cell office:value-type="float" office:value="10450">
            <text:p>10450</text:p>
          </table:table-cell>
          <table:table-cell office:value-type="float" office:value="1.73369753">
            <text:p>1,73</text:p>
          </table:table-cell>
          <table:table-cell office:value-type="float" office:value="10.92142487">
            <text:p>10,92</text:p>
          </table:table-cell>
          <table:table-cell office:value-type="float" office:value="0">
            <text:p>0</text:p>
          </table:table-cell>
          <table:table-cell office:value-type="float" office:value="1.09785151">
            <text:p>1,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8542013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670898">
            <text:p>1,07</text:p>
          </table:table-cell>
          <table:table-cell office:value-type="float" office:value="-0.18145201">
            <text:p>-0,18</text:p>
          </table:table-cell>
          <table:table-cell office:value-type="float" office:value="-0.22295754">
            <text:p>-0,22</text:p>
          </table:table-cell>
          <table:table-cell office:value-type="float" office:value="0.25587443">
            <text:p>0,26</text:p>
          </table:table-cell>
          <table:table-cell office:value-type="float" office:value="-0.02324046">
            <text:p>-0,02</text:p>
          </table:table-cell>
          <table:table-cell office:value-type="float" office:value="-0.21273422">
            <text:p>-0,21</text:p>
          </table:table-cell>
          <table:table-cell office:value-type="float" office:value="-0.07168507">
            <text:p>-0,07</text:p>
          </table:table-cell>
          <table:table-cell office:value-type="float" office:value="3.24891281">
            <text:p>3,25</text:p>
          </table:table-cell>
          <table:table-cell office:value-type="float" office:value="10462.59765625">
            <text:p>10462,6</text:p>
          </table:table-cell>
          <table:table-cell office:value-type="float" office:value="1.73205566">
            <text:p>1,73</text:p>
          </table:table-cell>
          <table:table-cell office:value-type="float" office:value="10.92063427">
            <text:p>10,92</text:p>
          </table:table-cell>
          <table:table-cell office:value-type="float" office:value="1">
            <text:p>1</text:p>
          </table:table-cell>
          <table:table-cell office:value-type="float" office:value="1.0670898">
            <text:p>1,07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1273422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6777346">
            <text:p>1,07</text:p>
          </table:table-cell>
          <table:table-cell office:value-type="float" office:value="-0.18217622">
            <text:p>-0,18</text:p>
          </table:table-cell>
          <table:table-cell office:value-type="float" office:value="-0.21592015">
            <text:p>-0,22</text:p>
          </table:table-cell>
          <table:table-cell office:value-type="float" office:value="0.27375448">
            <text:p>0,27</text:p>
          </table:table-cell>
          <table:table-cell office:value-type="float" office:value="-0.02559766">
            <text:p>-0,03</text:p>
          </table:table-cell>
          <table:table-cell office:value-type="float" office:value="-0.20981221">
            <text:p>-0,21</text:p>
          </table:table-cell>
          <table:table-cell office:value-type="float" office:value="-0.06441901">
            <text:p>-0,06</text:p>
          </table:table-cell>
          <table:table-cell office:value-type="float" office:value="3.24891281">
            <text:p>3,25</text:p>
          </table:table-cell>
          <table:table-cell office:value-type="float" office:value="10475.703125">
            <text:p>10475,7</text:p>
          </table:table-cell>
          <table:table-cell office:value-type="float" office:value="1.73058474">
            <text:p>1,73</text:p>
          </table:table-cell>
          <table:table-cell office:value-type="float" office:value="10.91994572">
            <text:p>10,92</text:p>
          </table:table-cell>
          <table:table-cell office:value-type="float" office:value="2">
            <text:p>2</text:p>
          </table:table-cell>
          <table:table-cell office:value-type="float" office:value="1.06777346">
            <text:p>1,07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0981221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4179692">
            <text:p>1,04</text:p>
          </table:table-cell>
          <table:table-cell office:value-type="float" office:value="-0.17313355">
            <text:p>-0,17</text:p>
          </table:table-cell>
          <table:table-cell office:value-type="float" office:value="-0.216392">
            <text:p>-0,22</text:p>
          </table:table-cell>
          <table:table-cell office:value-type="float" office:value="0.27364835">
            <text:p>0,27</text:p>
          </table:table-cell>
          <table:table-cell office:value-type="float" office:value="-0.01349045">
            <text:p>-0,01</text:p>
          </table:table-cell>
          <table:table-cell office:value-type="float" office:value="-0.22391939">
            <text:p>-0,22</text:p>
          </table:table-cell>
          <table:table-cell office:value-type="float" office:value="-0.05708138">
            <text:p>-0,06</text:p>
          </table:table-cell>
          <table:table-cell office:value-type="float" office:value="3.24891281">
            <text:p>3,25</text:p>
          </table:table-cell>
          <table:table-cell office:value-type="float" office:value="10483.92578125">
            <text:p>10483,93</text:p>
          </table:table-cell>
          <table:table-cell office:value-type="float" office:value="1.72991335">
            <text:p>1,73</text:p>
          </table:table-cell>
          <table:table-cell office:value-type="float" office:value="10.91842175">
            <text:p>10,92</text:p>
          </table:table-cell>
          <table:table-cell office:value-type="float" office:value="3">
            <text:p>3</text:p>
          </table:table-cell>
          <table:table-cell office:value-type="float" office:value="1.04179692">
            <text:p>1,0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2391939">
            <text:p>0,2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3359377">
            <text:p>1,03</text:p>
          </table:table-cell>
          <table:table-cell office:value-type="float" office:value="-0.16362314">
            <text:p>-0,16</text:p>
          </table:table-cell>
          <table:table-cell office:value-type="float" office:value="-0.21470042">
            <text:p>-0,21</text:p>
          </table:table-cell>
          <table:table-cell office:value-type="float" office:value="0.27832806">
            <text:p>0,28</text:p>
          </table:table-cell>
          <table:table-cell office:value-type="float" office:value="-0.0051444">
            <text:p>-0,01</text:p>
          </table:table-cell>
          <table:table-cell office:value-type="float" office:value="-0.21781884">
            <text:p>-0,22</text:p>
          </table:table-cell>
          <table:table-cell office:value-type="float" office:value="-0.04945214">
            <text:p>-0,05</text:p>
          </table:table-cell>
          <table:table-cell office:value-type="float" office:value="3.24891281">
            <text:p>3,25</text:p>
          </table:table-cell>
          <table:table-cell office:value-type="float" office:value="10450.546875">
            <text:p>10450,55</text:p>
          </table:table-cell>
          <table:table-cell office:value-type="float" office:value="1.72875977">
            <text:p>1,73</text:p>
          </table:table-cell>
          <table:table-cell office:value-type="float" office:value="10.92038536">
            <text:p>10,92</text:p>
          </table:table-cell>
          <table:table-cell office:value-type="float" office:value="4">
            <text:p>4</text:p>
          </table:table-cell>
          <table:table-cell office:value-type="float" office:value="1.03359377">
            <text:p>1,0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1781884">
            <text:p>0,2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1308596">
            <text:p>1,01</text:p>
          </table:table-cell>
          <table:table-cell office:value-type="float" office:value="-0.15461065">
            <text:p>-0,15</text:p>
          </table:table-cell>
          <table:table-cell office:value-type="float" office:value="-0.2114076">
            <text:p>-0,21</text:p>
          </table:table-cell>
          <table:table-cell office:value-type="float" office:value="0.27640262">
            <text:p>0,28</text:p>
          </table:table-cell>
          <table:table-cell office:value-type="float" office:value="-0.00317057">
            <text:p>0</text:p>
          </table:table-cell>
          <table:table-cell office:value-type="float" office:value="-0.21539976">
            <text:p>-0,22</text:p>
          </table:table-cell>
          <table:table-cell office:value-type="float" office:value="-0.04153927">
            <text:p>-0,04</text:p>
          </table:table-cell>
          <table:table-cell office:value-type="float" office:value="3.24891281">
            <text:p>3,25</text:p>
          </table:table-cell>
          <table:table-cell office:value-type="float" office:value="10530.76171875">
            <text:p>10530,76</text:p>
          </table:table-cell>
          <table:table-cell office:value-type="float" office:value="1.72698975">
            <text:p>1,73</text:p>
          </table:table-cell>
          <table:table-cell office:value-type="float" office:value="10.91886139">
            <text:p>10,92</text:p>
          </table:table-cell>
          <table:table-cell office:value-type="float" office:value="5">
            <text:p>5</text:p>
          </table:table-cell>
          <table:table-cell office:value-type="float" office:value="1.01308596">
            <text:p>1,0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1539976">
            <text:p>0,2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6914067">
            <text:p>1,07</text:p>
          </table:table-cell>
          <table:table-cell office:value-type="float" office:value="-0.13903491">
            <text:p>-0,14</text:p>
          </table:table-cell>
          <table:table-cell office:value-type="float" office:value="-0.21622635">
            <text:p>-0,22</text:p>
          </table:table-cell>
          <table:table-cell office:value-type="float" office:value="0.26719475">
            <text:p>0,27</text:p>
          </table:table-cell>
          <table:table-cell office:value-type="float" office:value="0.02194529">
            <text:p>0,02</text:p>
          </table:table-cell>
          <table:table-cell office:value-type="float" office:value="-0.24647075">
            <text:p>-0,25</text:p>
          </table:table-cell>
          <table:table-cell office:value-type="float" office:value="-0.03400017">
            <text:p>-0,03</text:p>
          </table:table-cell>
          <table:table-cell office:value-type="float" office:value="3.24891281">
            <text:p>3,25</text:p>
          </table:table-cell>
          <table:table-cell office:value-type="float" office:value="10469.12109375">
            <text:p>10469,12</text:p>
          </table:table-cell>
          <table:table-cell office:value-type="float" office:value="1.72786248">
            <text:p>1,73</text:p>
          </table:table-cell>
          <table:table-cell office:value-type="float" office:value="10.92045784">
            <text:p>10,92</text:p>
          </table:table-cell>
          <table:table-cell office:value-type="float" office:value="6">
            <text:p>6</text:p>
          </table:table-cell>
          <table:table-cell office:value-type="float" office:value="1.06914067">
            <text:p>1,07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4647075">
            <text:p>0,2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4111326">
            <text:p>1,04</text:p>
          </table:table-cell>
          <table:table-cell office:value-type="float" office:value="-0.12878017">
            <text:p>-0,13</text:p>
          </table:table-cell>
          <table:table-cell office:value-type="float" office:value="-0.21743104">
            <text:p>-0,22</text:p>
          </table:table-cell>
          <table:table-cell office:value-type="float" office:value="0.26519853">
            <text:p>0,27</text:p>
          </table:table-cell>
          <table:table-cell office:value-type="float" office:value="0.03325986">
            <text:p>0,03</text:p>
          </table:table-cell>
          <table:table-cell office:value-type="float" office:value="-0.23797125">
            <text:p>-0,24</text:p>
          </table:table-cell>
          <table:table-cell office:value-type="float" office:value="-0.02544579">
            <text:p>-0,03</text:p>
          </table:table-cell>
          <table:table-cell office:value-type="float" office:value="3.24891281">
            <text:p>3,25</text:p>
          </table:table-cell>
          <table:table-cell office:value-type="float" office:value="10480.78125">
            <text:p>10480,78</text:p>
          </table:table-cell>
          <table:table-cell office:value-type="float" office:value="1.7265625">
            <text:p>1,73</text:p>
          </table:table-cell>
          <table:table-cell office:value-type="float" office:value="10.92007732">
            <text:p>10,92</text:p>
          </table:table-cell>
          <table:table-cell office:value-type="float" office:value="7">
            <text:p>7</text:p>
          </table:table-cell>
          <table:table-cell office:value-type="float" office:value="1.04111326">
            <text:p>1,0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3797125">
            <text:p>0,2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4111326">
            <text:p>1,04</text:p>
          </table:table-cell>
          <table:table-cell office:value-type="float" office:value="-0.1232731">
            <text:p>-0,12</text:p>
          </table:table-cell>
          <table:table-cell office:value-type="float" office:value="-0.2151622">
            <text:p>-0,22</text:p>
          </table:table-cell>
          <table:table-cell office:value-type="float" office:value="0.27125794">
            <text:p>0,27</text:p>
          </table:table-cell>
          <table:table-cell office:value-type="float" office:value="0.04002581">
            <text:p>0,04</text:p>
          </table:table-cell>
          <table:table-cell office:value-type="float" office:value="-0.23668374">
            <text:p>-0,24</text:p>
          </table:table-cell>
          <table:table-cell office:value-type="float" office:value="-0.01774764">
            <text:p>-0,02</text:p>
          </table:table-cell>
          <table:table-cell office:value-type="float" office:value="3.24891281">
            <text:p>3,25</text:p>
          </table:table-cell>
          <table:table-cell office:value-type="float" office:value="10470.41015625">
            <text:p>10470,41</text:p>
          </table:table-cell>
          <table:table-cell office:value-type="float" office:value="1.72598267">
            <text:p>1,73</text:p>
          </table:table-cell>
          <table:table-cell office:value-type="float" office:value="10.9192276">
            <text:p>10,92</text:p>
          </table:table-cell>
          <table:table-cell office:value-type="float" office:value="8">
            <text:p>8</text:p>
          </table:table-cell>
          <table:table-cell office:value-type="float" office:value="1.04111326">
            <text:p>1,0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3668374">
            <text:p>0,2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0419927">
            <text:p>1</text:p>
          </table:table-cell>
          <table:table-cell office:value-type="float" office:value="-0.11775596">
            <text:p>-0,12</text:p>
          </table:table-cell>
          <table:table-cell office:value-type="float" office:value="-0.20824529">
            <text:p>-0,21</text:p>
          </table:table-cell>
          <table:table-cell office:value-type="float" office:value="0.27795917">
            <text:p>0,28</text:p>
          </table:table-cell>
          <table:table-cell office:value-type="float" office:value="0.0382592">
            <text:p>0,04</text:p>
          </table:table-cell>
          <table:table-cell office:value-type="float" office:value="-0.2448664">
            <text:p>-0,24</text:p>
          </table:table-cell>
          <table:table-cell office:value-type="float" office:value="-0.01033843">
            <text:p>-0,01</text:p>
          </table:table-cell>
          <table:table-cell office:value-type="float" office:value="3.24891281">
            <text:p>3,25</text:p>
          </table:table-cell>
          <table:table-cell office:value-type="float" office:value="10493.53515625">
            <text:p>10493,54</text:p>
          </table:table-cell>
          <table:table-cell office:value-type="float" office:value="1.72724605">
            <text:p>1,73</text:p>
          </table:table-cell>
          <table:table-cell office:value-type="float" office:value="10.92010689">
            <text:p>10,92</text:p>
          </table:table-cell>
          <table:table-cell office:value-type="float" office:value="9">
            <text:p>9</text:p>
          </table:table-cell>
          <table:table-cell office:value-type="float" office:value="1.00419927">
            <text:p>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448664">
            <text:p>0,2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5888677">
            <text:p>1,06</text:p>
          </table:table-cell>
          <table:table-cell office:value-type="float" office:value="-0.10899492">
            <text:p>-0,11</text:p>
          </table:table-cell>
          <table:table-cell office:value-type="float" office:value="-0.2057807">
            <text:p>-0,21</text:p>
          </table:table-cell>
          <table:table-cell office:value-type="float" office:value="0.28004128">
            <text:p>0,28</text:p>
          </table:table-cell>
          <table:table-cell office:value-type="float" office:value="0.04655345">
            <text:p>0,05</text:p>
          </table:table-cell>
          <table:table-cell office:value-type="float" office:value="-0.24180356">
            <text:p>-0,24</text:p>
          </table:table-cell>
          <table:table-cell office:value-type="float" office:value="-0.00264558">
            <text:p>0</text:p>
          </table:table-cell>
          <table:table-cell office:value-type="float" office:value="3.24891281">
            <text:p>3,25</text:p>
          </table:table-cell>
          <table:table-cell office:value-type="float" office:value="10463.515625">
            <text:p>10463,52</text:p>
          </table:table-cell>
          <table:table-cell office:value-type="float" office:value="1.73074341">
            <text:p>1,73</text:p>
          </table:table-cell>
          <table:table-cell office:value-type="float" office:value="10.91855431">
            <text:p>10,92</text:p>
          </table:table-cell>
          <table:table-cell office:value-type="float" office:value="10">
            <text:p>10</text:p>
          </table:table-cell>
          <table:table-cell office:value-type="float" office:value="1.05888677">
            <text:p>1,0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4180356">
            <text:p>0,2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4589844">
            <text:p>1,05</text:p>
          </table:table-cell>
          <table:table-cell office:value-type="float" office:value="-0.09493804">
            <text:p>-0,09</text:p>
          </table:table-cell>
          <table:table-cell office:value-type="float" office:value="-0.20773832">
            <text:p>-0,21</text:p>
          </table:table-cell>
          <table:table-cell office:value-type="float" office:value="0.26363695">
            <text:p>0,26</text:p>
          </table:table-cell>
          <table:table-cell office:value-type="float" office:value="0.06341651">
            <text:p>0,06</text:p>
          </table:table-cell>
          <table:table-cell office:value-type="float" office:value="-0.23690504">
            <text:p>-0,24</text:p>
          </table:table-cell>
          <table:table-cell office:value-type="float" office:value="0.00542105">
            <text:p>0,01</text:p>
          </table:table-cell>
          <table:table-cell office:value-type="float" office:value="3.24891281">
            <text:p>3,25</text:p>
          </table:table-cell>
          <table:table-cell office:value-type="float" office:value="10481.0546875">
            <text:p>10481,05</text:p>
          </table:table-cell>
          <table:table-cell office:value-type="float" office:value="1.72866821">
            <text:p>1,73</text:p>
          </table:table-cell>
          <table:table-cell office:value-type="float" office:value="10.91941833">
            <text:p>10,92</text:p>
          </table:table-cell>
          <table:table-cell office:value-type="float" office:value="11">
            <text:p>11</text:p>
          </table:table-cell>
          <table:table-cell office:value-type="float" office:value="1.04589844">
            <text:p>1,0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3690504">
            <text:p>0,2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4794919">
            <text:p>1,05</text:p>
          </table:table-cell>
          <table:table-cell office:value-type="float" office:value="-0.08639829">
            <text:p>-0,09</text:p>
          </table:table-cell>
          <table:table-cell office:value-type="float" office:value="-0.20690006">
            <text:p>-0,21</text:p>
          </table:table-cell>
          <table:table-cell office:value-type="float" office:value="0.25405511">
            <text:p>0,25</text:p>
          </table:table-cell>
          <table:table-cell office:value-type="float" office:value="0.07070052">
            <text:p>0,07</text:p>
          </table:table-cell>
          <table:table-cell office:value-type="float" office:value="-0.23396289">
            <text:p>-0,23</text:p>
          </table:table-cell>
          <table:table-cell office:value-type="float" office:value="0.01300786">
            <text:p>0,01</text:p>
          </table:table-cell>
          <table:table-cell office:value-type="float" office:value="3.24891281">
            <text:p>3,25</text:p>
          </table:table-cell>
          <table:table-cell office:value-type="float" office:value="10455.6640625">
            <text:p>10455,66</text:p>
          </table:table-cell>
          <table:table-cell office:value-type="float" office:value="1.72553098">
            <text:p>1,73</text:p>
          </table:table-cell>
          <table:table-cell office:value-type="float" office:value="10.91996002">
            <text:p>10,92</text:p>
          </table:table-cell>
          <table:table-cell office:value-type="float" office:value="12">
            <text:p>12</text:p>
          </table:table-cell>
          <table:table-cell office:value-type="float" office:value="1.04794919">
            <text:p>1,0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3396289">
            <text:p>0,2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5410159">
            <text:p>1,05</text:p>
          </table:table-cell>
          <table:table-cell office:value-type="float" office:value="-0.07682251">
            <text:p>-0,08</text:p>
          </table:table-cell>
          <table:table-cell office:value-type="float" office:value="-0.20622744">
            <text:p>-0,21</text:p>
          </table:table-cell>
          <table:table-cell office:value-type="float" office:value="0.24787946">
            <text:p>0,25</text:p>
          </table:table-cell>
          <table:table-cell office:value-type="float" office:value="0.08040909">
            <text:p>0,08</text:p>
          </table:table-cell>
          <table:table-cell office:value-type="float" office:value="-0.22765616">
            <text:p>-0,23</text:p>
          </table:table-cell>
          <table:table-cell office:value-type="float" office:value="0.02064504">
            <text:p>0,02</text:p>
          </table:table-cell>
          <table:table-cell office:value-type="float" office:value="3.24891281">
            <text:p>3,25</text:p>
          </table:table-cell>
          <table:table-cell office:value-type="float" office:value="10433.49609375">
            <text:p>10433,5</text:p>
          </table:table-cell>
          <table:table-cell office:value-type="float" office:value="1.72799683">
            <text:p>1,73</text:p>
          </table:table-cell>
          <table:table-cell office:value-type="float" office:value="10.91883183">
            <text:p>10,92</text:p>
          </table:table-cell>
          <table:table-cell office:value-type="float" office:value="13">
            <text:p>13</text:p>
          </table:table-cell>
          <table:table-cell office:value-type="float" office:value="1.05410159">
            <text:p>1,0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2765616">
            <text:p>0,2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657227">
            <text:p>1,07</text:p>
          </table:table-cell>
          <table:table-cell office:value-type="float" office:value="-0.06382681">
            <text:p>-0,06</text:p>
          </table:table-cell>
          <table:table-cell office:value-type="float" office:value="-0.20628266">
            <text:p>-0,21</text:p>
          </table:table-cell>
          <table:table-cell office:value-type="float" office:value="0.22755849">
            <text:p>0,23</text:p>
          </table:table-cell>
          <table:table-cell office:value-type="float" office:value="0.09732914">
            <text:p>0,1</text:p>
          </table:table-cell>
          <table:table-cell office:value-type="float" office:value="-0.21980542">
            <text:p>-0,22</text:p>
          </table:table-cell>
          <table:table-cell office:value-type="float" office:value="0.02751612">
            <text:p>0,03</text:p>
          </table:table-cell>
          <table:table-cell office:value-type="float" office:value="3.24891281">
            <text:p>3,25</text:p>
          </table:table-cell>
          <table:table-cell office:value-type="float" office:value="10391.97265625">
            <text:p>10391,97</text:p>
          </table:table-cell>
          <table:table-cell office:value-type="float" office:value="1.72331536">
            <text:p>1,72</text:p>
          </table:table-cell>
          <table:table-cell office:value-type="float" office:value="10.91994572">
            <text:p>10,92</text:p>
          </table:table-cell>
          <table:table-cell office:value-type="float" office:value="14">
            <text:p>14</text:p>
          </table:table-cell>
          <table:table-cell office:value-type="float" office:value="1.0657227">
            <text:p>1,07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1980542">
            <text:p>0,2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0009763">
            <text:p>1</text:p>
          </table:table-cell>
          <table:table-cell office:value-type="float" office:value="-0.05311944">
            <text:p>-0,05</text:p>
          </table:table-cell>
          <table:table-cell office:value-type="float" office:value="-0.20039977">
            <text:p>-0,2</text:p>
          </table:table-cell>
          <table:table-cell office:value-type="float" office:value="0.23388068">
            <text:p>0,23</text:p>
          </table:table-cell>
          <table:table-cell office:value-type="float" office:value="0.10668024">
            <text:p>0,11</text:p>
          </table:table-cell>
          <table:table-cell office:value-type="float" office:value="-0.22305937">
            <text:p>-0,22</text:p>
          </table:table-cell>
          <table:table-cell office:value-type="float" office:value="0.03481134">
            <text:p>0,03</text:p>
          </table:table-cell>
          <table:table-cell office:value-type="float" office:value="3.24891281">
            <text:p>3,25</text:p>
          </table:table-cell>
          <table:table-cell office:value-type="float" office:value="10393.75">
            <text:p>10393,75</text:p>
          </table:table-cell>
          <table:table-cell office:value-type="float" office:value="1.72662354">
            <text:p>1,73</text:p>
          </table:table-cell>
          <table:table-cell office:value-type="float" office:value="10.91883183">
            <text:p>10,92</text:p>
          </table:table-cell>
          <table:table-cell office:value-type="float" office:value="15">
            <text:p>15</text:p>
          </table:table-cell>
          <table:table-cell office:value-type="float" office:value="1.00009763">
            <text:p>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2305937">
            <text:p>0,2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4794919">
            <text:p>1,05</text:p>
          </table:table-cell>
          <table:table-cell office:value-type="float" office:value="-0.04797949">
            <text:p>-0,05</text:p>
          </table:table-cell>
          <table:table-cell office:value-type="float" office:value="-0.20046502">
            <text:p>-0,2</text:p>
          </table:table-cell>
          <table:table-cell office:value-type="float" office:value="0.22357617">
            <text:p>0,22</text:p>
          </table:table-cell>
          <table:table-cell office:value-type="float" office:value="0.10734336">
            <text:p>0,11</text:p>
          </table:table-cell>
          <table:table-cell office:value-type="float" office:value="-0.20428501">
            <text:p>-0,2</text:p>
          </table:table-cell>
          <table:table-cell office:value-type="float" office:value="0.04257577">
            <text:p>0,04</text:p>
          </table:table-cell>
          <table:table-cell office:value-type="float" office:value="3.24891281">
            <text:p>3,25</text:p>
          </table:table-cell>
          <table:table-cell office:value-type="float" office:value="10391.8359375">
            <text:p>10391,84</text:p>
          </table:table-cell>
          <table:table-cell office:value-type="float" office:value="1.71790767">
            <text:p>1,72</text:p>
          </table:table-cell>
          <table:table-cell office:value-type="float" office:value="10.9205904">
            <text:p>10,92</text:p>
          </table:table-cell>
          <table:table-cell office:value-type="float" office:value="16">
            <text:p>16</text:p>
          </table:table-cell>
          <table:table-cell office:value-type="float" office:value="1.04794919">
            <text:p>1,0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0428501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7939458">
            <text:p>1,08</text:p>
          </table:table-cell>
          <table:table-cell office:value-type="float" office:value="-0.03629643">
            <text:p>-0,04</text:p>
          </table:table-cell>
          <table:table-cell office:value-type="float" office:value="-0.19666524">
            <text:p>-0,2</text:p>
          </table:table-cell>
          <table:table-cell office:value-type="float" office:value="0.21321101">
            <text:p>0,21</text:p>
          </table:table-cell>
          <table:table-cell office:value-type="float" office:value="0.12390076">
            <text:p>0,12</text:p>
          </table:table-cell>
          <table:table-cell office:value-type="float" office:value="-0.19342676">
            <text:p>-0,19</text:p>
          </table:table-cell>
          <table:table-cell office:value-type="float" office:value="0.04969338">
            <text:p>0,05</text:p>
          </table:table-cell>
          <table:table-cell office:value-type="float" office:value="3.24891281">
            <text:p>3,25</text:p>
          </table:table-cell>
          <table:table-cell office:value-type="float" office:value="10427.63671875">
            <text:p>10427,64</text:p>
          </table:table-cell>
          <table:table-cell office:value-type="float" office:value="1.71533811">
            <text:p>1,72</text:p>
          </table:table-cell>
          <table:table-cell office:value-type="float" office:value="10.92089748">
            <text:p>10,92</text:p>
          </table:table-cell>
          <table:table-cell office:value-type="float" office:value="17">
            <text:p>17</text:p>
          </table:table-cell>
          <table:table-cell office:value-type="float" office:value="1.07939458">
            <text:p>1,08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9342676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3564453">
            <text:p>1,04</text:p>
          </table:table-cell>
          <table:table-cell office:value-type="float" office:value="-0.02728393">
            <text:p>-0,03</text:p>
          </table:table-cell>
          <table:table-cell office:value-type="float" office:value="-0.19337745">
            <text:p>-0,19</text:p>
          </table:table-cell>
          <table:table-cell office:value-type="float" office:value="0.21448959">
            <text:p>0,21</text:p>
          </table:table-cell>
          <table:table-cell office:value-type="float" office:value="0.12564147">
            <text:p>0,13</text:p>
          </table:table-cell>
          <table:table-cell office:value-type="float" office:value="-0.19128931">
            <text:p>-0,19</text:p>
          </table:table-cell>
          <table:table-cell office:value-type="float" office:value="0.05795087">
            <text:p>0,06</text:p>
          </table:table-cell>
          <table:table-cell office:value-type="float" office:value="3.24891281">
            <text:p>3,25</text:p>
          </table:table-cell>
          <table:table-cell office:value-type="float" office:value="10391.15234375">
            <text:p>10391,15</text:p>
          </table:table-cell>
          <table:table-cell office:value-type="float" office:value="1.72468257">
            <text:p>1,72</text:p>
          </table:table-cell>
          <table:table-cell office:value-type="float" office:value="10.91875935">
            <text:p>10,92</text:p>
          </table:table-cell>
          <table:table-cell office:value-type="float" office:value="18">
            <text:p>18</text:p>
          </table:table-cell>
          <table:table-cell office:value-type="float" office:value="1.03564453">
            <text:p>1,0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9128931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746094">
            <text:p>1,07</text:p>
          </table:table-cell>
          <table:table-cell office:value-type="float" office:value="-0.01642065">
            <text:p>-0,02</text:p>
          </table:table-cell>
          <table:table-cell office:value-type="float" office:value="-0.18904057">
            <text:p>-0,19</text:p>
          </table:table-cell>
          <table:table-cell office:value-type="float" office:value="0.20069297">
            <text:p>0,2</text:p>
          </table:table-cell>
          <table:table-cell office:value-type="float" office:value="0.13499255">
            <text:p>0,13</text:p>
          </table:table-cell>
          <table:table-cell office:value-type="float" office:value="-0.17804717">
            <text:p>-0,18</text:p>
          </table:table-cell>
          <table:table-cell office:value-type="float" office:value="0.06519572">
            <text:p>0,07</text:p>
          </table:table-cell>
          <table:table-cell office:value-type="float" office:value="3.24891281">
            <text:p>3,25</text:p>
          </table:table-cell>
          <table:table-cell office:value-type="float" office:value="10357.63671875">
            <text:p>10357,64</text:p>
          </table:table-cell>
          <table:table-cell office:value-type="float" office:value="1.71842039">
            <text:p>1,72</text:p>
          </table:table-cell>
          <table:table-cell office:value-type="float" office:value="10.92108822">
            <text:p>10,92</text:p>
          </table:table-cell>
          <table:table-cell office:value-type="float" office:value="19">
            <text:p>19</text:p>
          </table:table-cell>
          <table:table-cell office:value-type="float" office:value="1.0746094">
            <text:p>1,07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7804717">
            <text:p>0,1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9033203">
            <text:p>1,09</text:p>
          </table:table-cell>
          <table:table-cell office:value-type="float" office:value="-0.01414741">
            <text:p>-0,01</text:p>
          </table:table-cell>
          <table:table-cell office:value-type="float" office:value="-0.18859383">
            <text:p>-0,19</text:p>
          </table:table-cell>
          <table:table-cell office:value-type="float" office:value="0.19141941">
            <text:p>0,19</text:p>
          </table:table-cell>
          <table:table-cell office:value-type="float" office:value="0.1369146">
            <text:p>0,14</text:p>
          </table:table-cell>
          <table:table-cell office:value-type="float" office:value="-0.16680668">
            <text:p>-0,17</text:p>
          </table:table-cell>
          <table:table-cell office:value-type="float" office:value="0.07281699">
            <text:p>0,07</text:p>
          </table:table-cell>
          <table:table-cell office:value-type="float" office:value="3.24891281">
            <text:p>3,25</text:p>
          </table:table-cell>
          <table:table-cell office:value-type="float" office:value="10467.109375">
            <text:p>10467,11</text:p>
          </table:table-cell>
          <table:table-cell office:value-type="float" office:value="1.72071528">
            <text:p>1,72</text:p>
          </table:table-cell>
          <table:table-cell office:value-type="float" office:value="10.92007732">
            <text:p>10,92</text:p>
          </table:table-cell>
          <table:table-cell office:value-type="float" office:value="20">
            <text:p>20</text:p>
          </table:table-cell>
          <table:table-cell office:value-type="float" office:value="1.09033203">
            <text:p>1,09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6680668">
            <text:p>0,1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10605466">
            <text:p>1,11</text:p>
          </table:table-cell>
          <table:table-cell office:value-type="float" office:value="-0.00683481">
            <text:p>-0,01</text:p>
          </table:table-cell>
          <table:table-cell office:value-type="float" office:value="-0.18430714">
            <text:p>-0,18</text:p>
          </table:table-cell>
          <table:table-cell office:value-type="float" office:value="0.19355713">
            <text:p>0,19</text:p>
          </table:table-cell>
          <table:table-cell office:value-type="float" office:value="0.15723833">
            <text:p>0,16</text:p>
          </table:table-cell>
          <table:table-cell office:value-type="float" office:value="-0.17692061">
            <text:p>-0,18</text:p>
          </table:table-cell>
          <table:table-cell office:value-type="float" office:value="0.07908102">
            <text:p>0,08</text:p>
          </table:table-cell>
          <table:table-cell office:value-type="float" office:value="3.24891281">
            <text:p>3,25</text:p>
          </table:table-cell>
          <table:table-cell office:value-type="float" office:value="10502.24609375">
            <text:p>10502,25</text:p>
          </table:table-cell>
          <table:table-cell office:value-type="float" office:value="1.71963501">
            <text:p>1,72</text:p>
          </table:table-cell>
          <table:table-cell office:value-type="float" office:value="10.92012119">
            <text:p>10,92</text:p>
          </table:table-cell>
          <table:table-cell office:value-type="float" office:value="21">
            <text:p>21</text:p>
          </table:table-cell>
          <table:table-cell office:value-type="float" office:value="1.10605466">
            <text:p>1,1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7692061">
            <text:p>0,1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3974605">
            <text:p>1,04</text:p>
          </table:table-cell>
          <table:table-cell office:value-type="float" office:value="-0.00447104">
            <text:p>0</text:p>
          </table:table-cell>
          <table:table-cell office:value-type="float" office:value="-0.17797752">
            <text:p>-0,18</text:p>
          </table:table-cell>
          <table:table-cell office:value-type="float" office:value="0.208223">
            <text:p>0,21</text:p>
          </table:table-cell>
          <table:table-cell office:value-type="float" office:value="0.13693012">
            <text:p>0,14</text:p>
          </table:table-cell>
          <table:table-cell office:value-type="float" office:value="-0.16275811">
            <text:p>-0,16</text:p>
          </table:table-cell>
          <table:table-cell office:value-type="float" office:value="0.08635768">
            <text:p>0,09</text:p>
          </table:table-cell>
          <table:table-cell office:value-type="float" office:value="3.24891281">
            <text:p>3,25</text:p>
          </table:table-cell>
          <table:table-cell office:value-type="float" office:value="10370.44921875">
            <text:p>10370,45</text:p>
          </table:table-cell>
          <table:table-cell office:value-type="float" office:value="1.72360229">
            <text:p>1,72</text:p>
          </table:table-cell>
          <table:table-cell office:value-type="float" office:value="10.91903687">
            <text:p>10,92</text:p>
          </table:table-cell>
          <table:table-cell office:value-type="float" office:value="22">
            <text:p>22</text:p>
          </table:table-cell>
          <table:table-cell office:value-type="float" office:value="1.03974605">
            <text:p>1,0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6275811">
            <text:p>0,1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5205083">
            <text:p>1,05</text:p>
          </table:table-cell>
          <table:table-cell office:value-type="float" office:value="0.00870068">
            <text:p>0,01</text:p>
          </table:table-cell>
          <table:table-cell office:value-type="float" office:value="-0.17014202">
            <text:p>-0,17</text:p>
          </table:table-cell>
          <table:table-cell office:value-type="float" office:value="0.18982244">
            <text:p>0,19</text:p>
          </table:table-cell>
          <table:table-cell office:value-type="float" office:value="0.15589136">
            <text:p>0,16</text:p>
          </table:table-cell>
          <table:table-cell office:value-type="float" office:value="-0.15573721">
            <text:p>-0,16</text:p>
          </table:table-cell>
          <table:table-cell office:value-type="float" office:value="0.09388088">
            <text:p>0,09</text:p>
          </table:table-cell>
          <table:table-cell office:value-type="float" office:value="3.24891281">
            <text:p>3,25</text:p>
          </table:table-cell>
          <table:table-cell office:value-type="float" office:value="10473.41796875">
            <text:p>10473,42</text:p>
          </table:table-cell>
          <table:table-cell office:value-type="float" office:value="1.71817017">
            <text:p>1,72</text:p>
          </table:table-cell>
          <table:table-cell office:value-type="float" office:value="10.91924286">
            <text:p>10,92</text:p>
          </table:table-cell>
          <table:table-cell office:value-type="float" office:value="23">
            <text:p>23</text:p>
          </table:table-cell>
          <table:table-cell office:value-type="float" office:value="1.05205083">
            <text:p>1,0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573721">
            <text:p>0,1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4111326">
            <text:p>1,04</text:p>
          </table:table-cell>
          <table:table-cell office:value-type="float" office:value="0.01229663">
            <text:p>0,01</text:p>
          </table:table-cell>
          <table:table-cell office:value-type="float" office:value="-0.16636734">
            <text:p>-0,17</text:p>
          </table:table-cell>
          <table:table-cell office:value-type="float" office:value="0.19604355">
            <text:p>0,2</text:p>
          </table:table-cell>
          <table:table-cell office:value-type="float" office:value="0.16025348">
            <text:p>0,16</text:p>
          </table:table-cell>
          <table:table-cell office:value-type="float" office:value="-0.1538814">
            <text:p>-0,15</text:p>
          </table:table-cell>
          <table:table-cell office:value-type="float" office:value="0.10144913">
            <text:p>0,1</text:p>
          </table:table-cell>
          <table:table-cell office:value-type="float" office:value="3.24891281">
            <text:p>3,25</text:p>
          </table:table-cell>
          <table:table-cell office:value-type="float" office:value="10562.20703125">
            <text:p>10562,21</text:p>
          </table:table-cell>
          <table:table-cell office:value-type="float" office:value="1.72095942">
            <text:p>1,72</text:p>
          </table:table-cell>
          <table:table-cell office:value-type="float" office:value="10.91893482">
            <text:p>10,92</text:p>
          </table:table-cell>
          <table:table-cell office:value-type="float" office:value="24">
            <text:p>24</text:p>
          </table:table-cell>
          <table:table-cell office:value-type="float" office:value="1.04111326">
            <text:p>1,0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38814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5205083">
            <text:p>1,05</text:p>
          </table:table-cell>
          <table:table-cell office:value-type="float" office:value="0.02271733">
            <text:p>0,02</text:p>
          </table:table-cell>
          <table:table-cell office:value-type="float" office:value="-0.16235171">
            <text:p>-0,16</text:p>
          </table:table-cell>
          <table:table-cell office:value-type="float" office:value="0.17447431">
            <text:p>0,17</text:p>
          </table:table-cell>
          <table:table-cell office:value-type="float" office:value="0.18594958">
            <text:p>0,19</text:p>
          </table:table-cell>
          <table:table-cell office:value-type="float" office:value="-0.14465767">
            <text:p>-0,14</text:p>
          </table:table-cell>
          <table:table-cell office:value-type="float" office:value="0.10906246">
            <text:p>0,11</text:p>
          </table:table-cell>
          <table:table-cell office:value-type="float" office:value="3.24891281">
            <text:p>3,25</text:p>
          </table:table-cell>
          <table:table-cell office:value-type="float" office:value="10431.796875">
            <text:p>10431,8</text:p>
          </table:table-cell>
          <table:table-cell office:value-type="float" office:value="1.72659302">
            <text:p>1,73</text:p>
          </table:table-cell>
          <table:table-cell office:value-type="float" office:value="10.9179678">
            <text:p>10,92</text:p>
          </table:table-cell>
          <table:table-cell office:value-type="float" office:value="25">
            <text:p>25</text:p>
          </table:table-cell>
          <table:table-cell office:value-type="float" office:value="1.05205083">
            <text:p>1,0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4465767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4453123">
            <text:p>1,04</text:p>
          </table:table-cell>
          <table:table-cell office:value-type="float" office:value="0.03084971">
            <text:p>0,03</text:p>
          </table:table-cell>
          <table:table-cell office:value-type="float" office:value="-0.15550508">
            <text:p>-0,16</text:p>
          </table:table-cell>
          <table:table-cell office:value-type="float" office:value="0.16794997">
            <text:p>0,17</text:p>
          </table:table-cell>
          <table:table-cell office:value-type="float" office:value="0.20120662">
            <text:p>0,2</text:p>
          </table:table-cell>
          <table:table-cell office:value-type="float" office:value="-0.13924111">
            <text:p>-0,14</text:p>
          </table:table-cell>
          <table:table-cell office:value-type="float" office:value="0.11620128">
            <text:p>0,12</text:p>
          </table:table-cell>
          <table:table-cell office:value-type="float" office:value="3.24891281">
            <text:p>3,25</text:p>
          </table:table-cell>
          <table:table-cell office:value-type="float" office:value="10502.6953125">
            <text:p>10502,7</text:p>
          </table:table-cell>
          <table:table-cell office:value-type="float" office:value="1.72751462">
            <text:p>1,73</text:p>
          </table:table-cell>
          <table:table-cell office:value-type="float" office:value="10.91719151">
            <text:p>10,92</text:p>
          </table:table-cell>
          <table:table-cell office:value-type="float" office:value="26">
            <text:p>26</text:p>
          </table:table-cell>
          <table:table-cell office:value-type="float" office:value="1.04453123">
            <text:p>1,0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3924111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3291011">
            <text:p>1,03</text:p>
          </table:table-cell>
          <table:table-cell office:value-type="float" office:value="0.02792769">
            <text:p>0,03</text:p>
          </table:table-cell>
          <table:table-cell office:value-type="float" office:value="-0.1607555">
            <text:p>-0,16</text:p>
          </table:table-cell>
          <table:table-cell office:value-type="float" office:value="0.15607882">
            <text:p>0,16</text:p>
          </table:table-cell>
          <table:table-cell office:value-type="float" office:value="0.20620596">
            <text:p>0,21</text:p>
          </table:table-cell>
          <table:table-cell office:value-type="float" office:value="-0.11928989">
            <text:p>-0,12</text:p>
          </table:table-cell>
          <table:table-cell office:value-type="float" office:value="0.12221347">
            <text:p>0,12</text:p>
          </table:table-cell>
          <table:table-cell office:value-type="float" office:value="3.24891281">
            <text:p>3,25</text:p>
          </table:table-cell>
          <table:table-cell office:value-type="float" office:value="10369.6875">
            <text:p>10369,69</text:p>
          </table:table-cell>
          <table:table-cell office:value-type="float" office:value="1.73301995">
            <text:p>1,73</text:p>
          </table:table-cell>
          <table:table-cell office:value-type="float" office:value="10.91716194">
            <text:p>10,92</text:p>
          </table:table-cell>
          <table:table-cell office:value-type="float" office:value="27">
            <text:p>27</text:p>
          </table:table-cell>
          <table:table-cell office:value-type="float" office:value="1.03291011">
            <text:p>1,0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1928989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4248047">
            <text:p>1,04</text:p>
          </table:table-cell>
          <table:table-cell office:value-type="float" office:value="0.03520005">
            <text:p>0,04</text:p>
          </table:table-cell>
          <table:table-cell office:value-type="float" office:value="-0.14904495">
            <text:p>-0,15</text:p>
          </table:table-cell>
          <table:table-cell office:value-type="float" office:value="0.13734975">
            <text:p>0,14</text:p>
          </table:table-cell>
          <table:table-cell office:value-type="float" office:value="0.21064579">
            <text:p>0,21</text:p>
          </table:table-cell>
          <table:table-cell office:value-type="float" office:value="-0.11230923">
            <text:p>-0,11</text:p>
          </table:table-cell>
          <table:table-cell office:value-type="float" office:value="0.12897585">
            <text:p>0,13</text:p>
          </table:table-cell>
          <table:table-cell office:value-type="float" office:value="3.24891281">
            <text:p>3,25</text:p>
          </table:table-cell>
          <table:table-cell office:value-type="float" office:value="10456.62109375">
            <text:p>10456,62</text:p>
          </table:table-cell>
          <table:table-cell office:value-type="float" office:value="1.70872796">
            <text:p>1,71</text:p>
          </table:table-cell>
          <table:table-cell office:value-type="float" office:value="10.91979885">
            <text:p>10,92</text:p>
          </table:table-cell>
          <table:table-cell office:value-type="float" office:value="28">
            <text:p>28</text:p>
          </table:table-cell>
          <table:table-cell office:value-type="float" office:value="1.04248047">
            <text:p>1,0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1230923">
            <text:p>0,1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4658198">
            <text:p>1,05</text:p>
          </table:table-cell>
          <table:table-cell office:value-type="float" office:value="0.04933237">
            <text:p>0,05</text:p>
          </table:table-cell>
          <table:table-cell office:value-type="float" office:value="-0.13891052">
            <text:p>-0,14</text:p>
          </table:table-cell>
          <table:table-cell office:value-type="float" office:value="0.13846663">
            <text:p>0,14</text:p>
          </table:table-cell>
          <table:table-cell office:value-type="float" office:value="0.23621237">
            <text:p>0,24</text:p>
          </table:table-cell>
          <table:table-cell office:value-type="float" office:value="-0.11092617">
            <text:p>-0,11</text:p>
          </table:table-cell>
          <table:table-cell office:value-type="float" office:value="0.13643809">
            <text:p>0,14</text:p>
          </table:table-cell>
          <table:table-cell office:value-type="float" office:value="3.24891281">
            <text:p>3,25</text:p>
          </table:table-cell>
          <table:table-cell office:value-type="float" office:value="10264.84375">
            <text:p>10264,84</text:p>
          </table:table-cell>
          <table:table-cell office:value-type="float" office:value="1.73038328">
            <text:p>1,73</text:p>
          </table:table-cell>
          <table:table-cell office:value-type="float" office:value="10.91727924">
            <text:p>10,92</text:p>
          </table:table-cell>
          <table:table-cell office:value-type="float" office:value="29">
            <text:p>29</text:p>
          </table:table-cell>
          <table:table-cell office:value-type="float" office:value="1.04658198">
            <text:p>1,0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1092617">
            <text:p>0,1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5478513">
            <text:p>1,05</text:p>
          </table:table-cell>
          <table:table-cell office:value-type="float" office:value="0.04689316">
            <text:p>0,05</text:p>
          </table:table-cell>
          <table:table-cell office:value-type="float" office:value="-0.13453348">
            <text:p>-0,13</text:p>
          </table:table-cell>
          <table:table-cell office:value-type="float" office:value="0.11715008">
            <text:p>0,12</text:p>
          </table:table-cell>
          <table:table-cell office:value-type="float" office:value="0.23085038">
            <text:p>0,23</text:p>
          </table:table-cell>
          <table:table-cell office:value-type="float" office:value="-0.09702016">
            <text:p>-0,1</text:p>
          </table:table-cell>
          <table:table-cell office:value-type="float" office:value="0.14244762">
            <text:p>0,14</text:p>
          </table:table-cell>
          <table:table-cell office:value-type="float" office:value="3.24891281">
            <text:p>3,25</text:p>
          </table:table-cell>
          <table:table-cell office:value-type="float" office:value="10471.71875">
            <text:p>10471,72</text:p>
          </table:table-cell>
          <table:table-cell office:value-type="float" office:value="1.71142578">
            <text:p>1,71</text:p>
          </table:table-cell>
          <table:table-cell office:value-type="float" office:value="10.91938877">
            <text:p>10,92</text:p>
          </table:table-cell>
          <table:table-cell office:value-type="float" office:value="30">
            <text:p>30</text:p>
          </table:table-cell>
          <table:table-cell office:value-type="float" office:value="1.05478513">
            <text:p>1,0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9702016">
            <text:p>0,1</text:p>
          </table:table-cell>
          <table:table-cell table:number-columns-repeated="239"/>
        </table:table-row>
      </table:table>
      <table:table table:name="pgach609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Acqui_zero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1:56:22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609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80</text:p>
          </table:table-cell>
          <table:table-cell table:number-columns-repeated="255"/>
        </table:table-row>
        <table:table-row table:style-name="ro1">
          <table:table-cell office:value-type="string">
            <text:p>&gt; Press, ; k Pa: 100,4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Ref, Surface: 314,28</text:p>
          </table:table-cell>
          <table:table-cell table:number-columns-repeated="255"/>
        </table:table-row>
        <table:table-row table:style-name="ro1">
          <table:table-cell office:value-type="string">
            <text:p>&gt; Ref, Chord: 2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6090,ASC [Pa]</text:p>
          </table:table-cell>
          <table:table-cell office:value-type="string">
            <text:p>Trainee D [N]</text:p>
          </table:table-cell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[V]</text:p>
          </table:table-cell>
          <table:table-cell office:value-type="string">
            <text:p>Current [A]</text:p>
          </table:table-cell>
          <table:table-cell office:value-type="string">
            <text:p>Tension [V]</text:p>
          </table:table-cell>
          <table:table-cell office:value-type="string">
            <text:p>Inc [V]</text:p>
          </table:table-cell>
          <table:table-cell office:value-type="string">
            <text:p>Pa [Pa]</text:p>
          </table:table-cell>
          <table:table-cell office:value-type="string">
            <text:p>Tan3 [N]</text:p>
          </table:table-cell>
          <table:table-cell/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3 [N]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788087">
            <text:p>0,63</text:p>
          </table:table-cell>
          <table:table-cell office:value-type="float" office:value="-0.15336335">
            <text:p>-0,15</text:p>
          </table:table-cell>
          <table:table-cell office:value-type="float" office:value="-0.03134366">
            <text:p>-0,03</text:p>
          </table:table-cell>
          <table:table-cell office:value-type="float" office:value="-0.07196958">
            <text:p>-0,07</text:p>
          </table:table-cell>
          <table:table-cell office:value-type="float" office:value="-0.11488453">
            <text:p>-0,11</text:p>
          </table:table-cell>
          <table:table-cell office:value-type="float" office:value="-0.41857535">
            <text:p>-0,42</text:p>
          </table:table-cell>
          <table:table-cell office:value-type="float" office:value="-0.11513297">
            <text:p>-0,12</text:p>
          </table:table-cell>
          <table:table-cell office:value-type="float" office:value="0.01274012">
            <text:p>0,01</text:p>
          </table:table-cell>
          <table:table-cell office:value-type="float" office:value="5986.328125">
            <text:p>5986,33</text:p>
          </table:table-cell>
          <table:table-cell office:value-type="float" office:value="-0.01409302">
            <text:p>-0,01</text:p>
          </table:table-cell>
          <table:table-cell office:value-type="float" office:value="0.00275801">
            <text:p>0</text:p>
          </table:table-cell>
          <table:table-cell office:value-type="float" office:value="-5">
            <text:p>-5</text:p>
          </table:table-cell>
          <table:table-cell office:value-type="float" office:value="0.62788087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134366">
            <text:p>0,03</text:p>
          </table:table-cell>
          <table:table-cell office:value-type="float" office:value="0.07196958">
            <text:p>0,07</text:p>
          </table:table-cell>
          <table:table-cell office:value-type="float" office:value="0.41857535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33496">
            <text:p>0,63</text:p>
          </table:table-cell>
          <table:table-cell office:value-type="float" office:value="-0.15329154">
            <text:p>-0,15</text:p>
          </table:table-cell>
          <table:table-cell office:value-type="float" office:value="-0.03544502">
            <text:p>-0,04</text:p>
          </table:table-cell>
          <table:table-cell office:value-type="float" office:value="-0.06414271">
            <text:p>-0,06</text:p>
          </table:table-cell>
          <table:table-cell office:value-type="float" office:value="-0.10321962">
            <text:p>-0,1</text:p>
          </table:table-cell>
          <table:table-cell office:value-type="float" office:value="-0.43797207">
            <text:p>-0,44</text:p>
          </table:table-cell>
          <table:table-cell office:value-type="float" office:value="-0.10744807">
            <text:p>-0,11</text:p>
          </table:table-cell>
          <table:table-cell office:value-type="float" office:value="0.01413841">
            <text:p>0,01</text:p>
          </table:table-cell>
          <table:table-cell office:value-type="float" office:value="5908.203125">
            <text:p>5908,2</text:p>
          </table:table-cell>
          <table:table-cell office:value-type="float" office:value="-0.01396789">
            <text:p>-0,01</text:p>
          </table:table-cell>
          <table:table-cell office:value-type="float" office:value="0.00301436">
            <text:p>0</text:p>
          </table:table-cell>
          <table:table-cell office:value-type="float" office:value="-4">
            <text:p>-4</text:p>
          </table:table-cell>
          <table:table-cell office:value-type="float" office:value="0.6333496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544502">
            <text:p>0,04</text:p>
          </table:table-cell>
          <table:table-cell office:value-type="float" office:value="0.06414271">
            <text:p>0,06</text:p>
          </table:table-cell>
          <table:table-cell office:value-type="float" office:value="0.43797207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45117">
            <text:p>0,64</text:p>
          </table:table-cell>
          <table:table-cell office:value-type="float" office:value="-0.15238273">
            <text:p>-0,15</text:p>
          </table:table-cell>
          <table:table-cell office:value-type="float" office:value="-0.03355075">
            <text:p>-0,03</text:p>
          </table:table-cell>
          <table:table-cell office:value-type="float" office:value="-0.05753765">
            <text:p>-0,06</text:p>
          </table:table-cell>
          <table:table-cell office:value-type="float" office:value="-0.10444001">
            <text:p>-0,1</text:p>
          </table:table-cell>
          <table:table-cell office:value-type="float" office:value="-0.44139135">
            <text:p>-0,44</text:p>
          </table:table-cell>
          <table:table-cell office:value-type="float" office:value="-0.0994729">
            <text:p>-0,1</text:p>
          </table:table-cell>
          <table:table-cell office:value-type="float" office:value="0.01514308">
            <text:p>0,02</text:p>
          </table:table-cell>
          <table:table-cell office:value-type="float" office:value="5791.015625">
            <text:p>5791,02</text:p>
          </table:table-cell>
          <table:table-cell office:value-type="float" office:value="-0.01342163">
            <text:p>-0,01</text:p>
          </table:table-cell>
          <table:table-cell office:value-type="float" office:value="0.00247236">
            <text:p>0</text:p>
          </table:table-cell>
          <table:table-cell office:value-type="float" office:value="-3">
            <text:p>-3</text:p>
          </table:table-cell>
          <table:table-cell office:value-type="float" office:value="0.63745117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355075">
            <text:p>0,03</text:p>
          </table:table-cell>
          <table:table-cell office:value-type="float" office:value="0.05753765">
            <text:p>0,06</text:p>
          </table:table-cell>
          <table:table-cell office:value-type="float" office:value="0.44139135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9951174">
            <text:p>0,6</text:p>
          </table:table-cell>
          <table:table-cell office:value-type="float" office:value="-0.15402949">
            <text:p>-0,15</text:p>
          </table:table-cell>
          <table:table-cell office:value-type="float" office:value="-0.03036052">
            <text:p>-0,03</text:p>
          </table:table-cell>
          <table:table-cell office:value-type="float" office:value="-0.04550487">
            <text:p>-0,05</text:p>
          </table:table-cell>
          <table:table-cell office:value-type="float" office:value="-0.10699266">
            <text:p>-0,11</text:p>
          </table:table-cell>
          <table:table-cell office:value-type="float" office:value="-0.44923672">
            <text:p>-0,45</text:p>
          </table:table-cell>
          <table:table-cell office:value-type="float" office:value="-0.0916051">
            <text:p>-0,09</text:p>
          </table:table-cell>
          <table:table-cell office:value-type="float" office:value="0.01585412">
            <text:p>0,02</text:p>
          </table:table-cell>
          <table:table-cell office:value-type="float" office:value="5673.828125">
            <text:p>5673,83</text:p>
          </table:table-cell>
          <table:table-cell office:value-type="float" office:value="-0.01413879">
            <text:p>-0,01</text:p>
          </table:table-cell>
          <table:table-cell office:value-type="float" office:value="0.00273604">
            <text:p>0</text:p>
          </table:table-cell>
          <table:table-cell office:value-type="float" office:value="-2">
            <text:p>-2</text:p>
          </table:table-cell>
          <table:table-cell office:value-type="float" office:value="0.59951174">
            <text:p>0,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036052">
            <text:p>0,03</text:p>
          </table:table-cell>
          <table:table-cell office:value-type="float" office:value="0.04550487">
            <text:p>0,05</text:p>
          </table:table-cell>
          <table:table-cell office:value-type="float" office:value="0.44923672">
            <text:p>0,4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958986">
            <text:p>0,63</text:p>
          </table:table-cell>
          <table:table-cell office:value-type="float" office:value="-0.14786097">
            <text:p>-0,15</text:p>
          </table:table-cell>
          <table:table-cell office:value-type="float" office:value="-0.02822543">
            <text:p>-0,03</text:p>
          </table:table-cell>
          <table:table-cell office:value-type="float" office:value="-0.0498342">
            <text:p>-0,05</text:p>
          </table:table-cell>
          <table:table-cell office:value-type="float" office:value="-0.1103284">
            <text:p>-0,11</text:p>
          </table:table-cell>
          <table:table-cell office:value-type="float" office:value="-0.44055647">
            <text:p>-0,44</text:p>
          </table:table-cell>
          <table:table-cell office:value-type="float" office:value="-0.08341123">
            <text:p>-0,08</text:p>
          </table:table-cell>
          <table:table-cell office:value-type="float" office:value="0.01644931">
            <text:p>0,02</text:p>
          </table:table-cell>
          <table:table-cell office:value-type="float" office:value="6069.3359375">
            <text:p>6069,34</text:p>
          </table:table-cell>
          <table:table-cell office:value-type="float" office:value="-0.0144989">
            <text:p>-0,01</text:p>
          </table:table-cell>
          <table:table-cell office:value-type="float" office:value="0.00338789">
            <text:p>0</text:p>
          </table:table-cell>
          <table:table-cell office:value-type="float" office:value="-1">
            <text:p>-1</text:p>
          </table:table-cell>
          <table:table-cell office:value-type="float" office:value="0.62958986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822543">
            <text:p>0,03</text:p>
          </table:table-cell>
          <table:table-cell office:value-type="float" office:value="0.0498342">
            <text:p>0,05</text:p>
          </table:table-cell>
          <table:table-cell office:value-type="float" office:value="0.44055647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617189">
            <text:p>0,63</text:p>
          </table:table-cell>
          <table:table-cell office:value-type="float" office:value="-0.14677882">
            <text:p>-0,15</text:p>
          </table:table-cell>
          <table:table-cell office:value-type="float" office:value="-0.02669859">
            <text:p>-0,03</text:p>
          </table:table-cell>
          <table:table-cell office:value-type="float" office:value="-0.04248866">
            <text:p>-0,04</text:p>
          </table:table-cell>
          <table:table-cell office:value-type="float" office:value="-0.10881563">
            <text:p>-0,11</text:p>
          </table:table-cell>
          <table:table-cell office:value-type="float" office:value="-0.44700873">
            <text:p>-0,45</text:p>
          </table:table-cell>
          <table:table-cell office:value-type="float" office:value="-0.07550896">
            <text:p>-0,08</text:p>
          </table:table-cell>
          <table:table-cell office:value-type="float" office:value="0.01681277">
            <text:p>0,02</text:p>
          </table:table-cell>
          <table:table-cell office:value-type="float" office:value="5996.09375">
            <text:p>5996,09</text:p>
          </table:table-cell>
          <table:table-cell office:value-type="float" office:value="-0.01434326">
            <text:p>-0,01</text:p>
          </table:table-cell>
          <table:table-cell office:value-type="float" office:value="0.00395918">
            <text:p>0</text:p>
          </table:table-cell>
          <table:table-cell office:value-type="float" office:value="0">
            <text:p>0</text:p>
          </table:table-cell>
          <table:table-cell office:value-type="float" office:value="0.6261718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669859">
            <text:p>0,03</text:p>
          </table:table-cell>
          <table:table-cell office:value-type="float" office:value="0.04248866">
            <text:p>0,04</text:p>
          </table:table-cell>
          <table:table-cell office:value-type="float" office:value="0.44700873">
            <text:p>0,4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958986">
            <text:p>0,63</text:p>
          </table:table-cell>
          <table:table-cell office:value-type="float" office:value="-0.145766">
            <text:p>-0,15</text:p>
          </table:table-cell>
          <table:table-cell office:value-type="float" office:value="-0.0272696">
            <text:p>-0,03</text:p>
          </table:table-cell>
          <table:table-cell office:value-type="float" office:value="-0.0381692">
            <text:p>-0,04</text:p>
          </table:table-cell>
          <table:table-cell office:value-type="float" office:value="-0.10243145">
            <text:p>-0,1</text:p>
          </table:table-cell>
          <table:table-cell office:value-type="float" office:value="-0.45598805">
            <text:p>-0,46</text:p>
          </table:table-cell>
          <table:table-cell office:value-type="float" office:value="-0.06818458">
            <text:p>-0,07</text:p>
          </table:table-cell>
          <table:table-cell office:value-type="float" office:value="0.01687308">
            <text:p>0,02</text:p>
          </table:table-cell>
          <table:table-cell office:value-type="float" office:value="5888.671875">
            <text:p>5888,67</text:p>
          </table:table-cell>
          <table:table-cell office:value-type="float" office:value="-0.01370239">
            <text:p>-0,01</text:p>
          </table:table-cell>
          <table:table-cell office:value-type="float" office:value="0.00275801">
            <text:p>0</text:p>
          </table:table-cell>
          <table:table-cell office:value-type="float" office:value="1">
            <text:p>1</text:p>
          </table:table-cell>
          <table:table-cell office:value-type="float" office:value="0.62958986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72696">
            <text:p>0,03</text:p>
          </table:table-cell>
          <table:table-cell office:value-type="float" office:value="0.0381692">
            <text:p>0,04</text:p>
          </table:table-cell>
          <table:table-cell office:value-type="float" office:value="0.45598805">
            <text:p>0,4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07031">
            <text:p>0,62</text:p>
          </table:table-cell>
          <table:table-cell office:value-type="float" office:value="-0.14169493">
            <text:p>-0,14</text:p>
          </table:table-cell>
          <table:table-cell office:value-type="float" office:value="-0.02552677">
            <text:p>-0,03</text:p>
          </table:table-cell>
          <table:table-cell office:value-type="float" office:value="-0.03884797">
            <text:p>-0,04</text:p>
          </table:table-cell>
          <table:table-cell office:value-type="float" office:value="-0.10025509">
            <text:p>-0,1</text:p>
          </table:table-cell>
          <table:table-cell office:value-type="float" office:value="-0.45488152">
            <text:p>-0,45</text:p>
          </table:table-cell>
          <table:table-cell office:value-type="float" office:value="-0.06045594">
            <text:p>-0,06</text:p>
          </table:table-cell>
          <table:table-cell office:value-type="float" office:value="0.01650803">
            <text:p>0,02</text:p>
          </table:table-cell>
          <table:table-cell office:value-type="float" office:value="5966.796875">
            <text:p>5966,8</text:p>
          </table:table-cell>
          <table:table-cell office:value-type="float" office:value="-0.01384888">
            <text:p>-0,01</text:p>
          </table:table-cell>
          <table:table-cell office:value-type="float" office:value="0.00393721">
            <text:p>0</text:p>
          </table:table-cell>
          <table:table-cell office:value-type="float" office:value="2">
            <text:p>2</text:p>
          </table:table-cell>
          <table:table-cell office:value-type="float" office:value="0.620703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552677">
            <text:p>0,03</text:p>
          </table:table-cell>
          <table:table-cell office:value-type="float" office:value="0.03884797">
            <text:p>0,04</text:p>
          </table:table-cell>
          <table:table-cell office:value-type="float" office:value="0.45488152">
            <text:p>0,4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07031">
            <text:p>0,62</text:p>
          </table:table-cell>
          <table:table-cell office:value-type="float" office:value="-0.13650952">
            <text:p>-0,14</text:p>
          </table:table-cell>
          <table:table-cell office:value-type="float" office:value="-0.02719016">
            <text:p>-0,03</text:p>
          </table:table-cell>
          <table:table-cell office:value-type="float" office:value="-0.04463111">
            <text:p>-0,04</text:p>
          </table:table-cell>
          <table:table-cell office:value-type="float" office:value="-0.09213441">
            <text:p>-0,09</text:p>
          </table:table-cell>
          <table:table-cell office:value-type="float" office:value="-0.45531517">
            <text:p>-0,46</text:p>
          </table:table-cell>
          <table:table-cell office:value-type="float" office:value="-0.05280684">
            <text:p>-0,05</text:p>
          </table:table-cell>
          <table:table-cell office:value-type="float" office:value="0.01606839">
            <text:p>0,02</text:p>
          </table:table-cell>
          <table:table-cell office:value-type="float" office:value="6484.375">
            <text:p>6484,38</text:p>
          </table:table-cell>
          <table:table-cell office:value-type="float" office:value="-0.01422729">
            <text:p>-0,01</text:p>
          </table:table-cell>
          <table:table-cell office:value-type="float" office:value="0.00470625">
            <text:p>0</text:p>
          </table:table-cell>
          <table:table-cell office:value-type="float" office:value="3">
            <text:p>3</text:p>
          </table:table-cell>
          <table:table-cell office:value-type="float" office:value="0.620703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719016">
            <text:p>0,03</text:p>
          </table:table-cell>
          <table:table-cell office:value-type="float" office:value="0.04463111">
            <text:p>0,04</text:p>
          </table:table-cell>
          <table:table-cell office:value-type="float" office:value="0.45531517">
            <text:p>0,4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685549">
            <text:p>0,63</text:p>
          </table:table-cell>
          <table:table-cell office:value-type="float" office:value="-0.13247065">
            <text:p>-0,13</text:p>
          </table:table-cell>
          <table:table-cell office:value-type="float" office:value="-0.02831729">
            <text:p>-0,03</text:p>
          </table:table-cell>
          <table:table-cell office:value-type="float" office:value="-0.04016602">
            <text:p>-0,04</text:p>
          </table:table-cell>
          <table:table-cell office:value-type="float" office:value="-0.09055044">
            <text:p>-0,09</text:p>
          </table:table-cell>
          <table:table-cell office:value-type="float" office:value="-0.45856249">
            <text:p>-0,46</text:p>
          </table:table-cell>
          <table:table-cell office:value-type="float" office:value="-0.04500662">
            <text:p>-0,05</text:p>
          </table:table-cell>
          <table:table-cell office:value-type="float" office:value="0.01530338">
            <text:p>0,02</text:p>
          </table:table-cell>
          <table:table-cell office:value-type="float" office:value="6245.1171875">
            <text:p>6245,12</text:p>
          </table:table-cell>
          <table:table-cell office:value-type="float" office:value="-0.01421204">
            <text:p>-0,01</text:p>
          </table:table-cell>
          <table:table-cell office:value-type="float" office:value="0.00364424">
            <text:p>0</text:p>
          </table:table-cell>
          <table:table-cell office:value-type="float" office:value="4">
            <text:p>4</text:p>
          </table:table-cell>
          <table:table-cell office:value-type="float" office:value="0.6268554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831729">
            <text:p>0,03</text:p>
          </table:table-cell>
          <table:table-cell office:value-type="float" office:value="0.04016602">
            <text:p>0,04</text:p>
          </table:table-cell>
          <table:table-cell office:value-type="float" office:value="0.45856249">
            <text:p>0,4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557615">
            <text:p>0,62</text:p>
          </table:table-cell>
          <table:table-cell office:value-type="float" office:value="-0.12874378">
            <text:p>-0,13</text:p>
          </table:table-cell>
          <table:table-cell office:value-type="float" office:value="-0.02861769">
            <text:p>-0,03</text:p>
          </table:table-cell>
          <table:table-cell office:value-type="float" office:value="-0.03393119">
            <text:p>-0,03</text:p>
          </table:table-cell>
          <table:table-cell office:value-type="float" office:value="-0.08976736">
            <text:p>-0,09</text:p>
          </table:table-cell>
          <table:table-cell office:value-type="float" office:value="-0.46282414">
            <text:p>-0,46</text:p>
          </table:table-cell>
          <table:table-cell office:value-type="float" office:value="-0.03723424">
            <text:p>-0,04</text:p>
          </table:table-cell>
          <table:table-cell office:value-type="float" office:value="0.01405587">
            <text:p>0,01</text:p>
          </table:table-cell>
          <table:table-cell office:value-type="float" office:value="6098.6328125">
            <text:p>6098,63</text:p>
          </table:table-cell>
          <table:table-cell office:value-type="float" office:value="-0.01389465">
            <text:p>-0,01</text:p>
          </table:table-cell>
          <table:table-cell office:value-type="float" office:value="0.00412031">
            <text:p>0</text:p>
          </table:table-cell>
          <table:table-cell office:value-type="float" office:value="5">
            <text:p>5</text:p>
          </table:table-cell>
          <table:table-cell office:value-type="float" office:value="0.61557615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861769">
            <text:p>0,03</text:p>
          </table:table-cell>
          <table:table-cell office:value-type="float" office:value="0.03393119">
            <text:p>0,03</text:p>
          </table:table-cell>
          <table:table-cell office:value-type="float" office:value="0.46282414">
            <text:p>0,4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37793">
            <text:p>0,62</text:p>
          </table:table-cell>
          <table:table-cell office:value-type="float" office:value="-0.11954675">
            <text:p>-0,12</text:p>
          </table:table-cell>
          <table:table-cell office:value-type="float" office:value="-0.03158448">
            <text:p>-0,03</text:p>
          </table:table-cell>
          <table:table-cell office:value-type="float" office:value="-0.04024254">
            <text:p>-0,04</text:p>
          </table:table-cell>
          <table:table-cell office:value-type="float" office:value="-0.08393236">
            <text:p>-0,08</text:p>
          </table:table-cell>
          <table:table-cell office:value-type="float" office:value="-0.45857245">
            <text:p>-0,46</text:p>
          </table:table-cell>
          <table:table-cell office:value-type="float" office:value="-0.02933463">
            <text:p>-0,03</text:p>
          </table:table-cell>
          <table:table-cell office:value-type="float" office:value="0.0125195">
            <text:p>0,01</text:p>
          </table:table-cell>
          <table:table-cell office:value-type="float" office:value="6235.3515625">
            <text:p>6235,35</text:p>
          </table:table-cell>
          <table:table-cell office:value-type="float" office:value="-0.01337585">
            <text:p>-0,01</text:p>
          </table:table-cell>
          <table:table-cell office:value-type="float" office:value="0.00342451">
            <text:p>0</text:p>
          </table:table-cell>
          <table:table-cell office:value-type="float" office:value="6">
            <text:p>6</text:p>
          </table:table-cell>
          <table:table-cell office:value-type="float" office:value="0.623779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158448">
            <text:p>0,03</text:p>
          </table:table-cell>
          <table:table-cell office:value-type="float" office:value="0.04024254">
            <text:p>0,04</text:p>
          </table:table-cell>
          <table:table-cell office:value-type="float" office:value="0.45857245">
            <text:p>0,4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984376">
            <text:p>0,64</text:p>
          </table:table-cell>
          <table:table-cell office:value-type="float" office:value="-0.11030265">
            <text:p>-0,11</text:p>
          </table:table-cell>
          <table:table-cell office:value-type="float" office:value="-0.03653243">
            <text:p>-0,04</text:p>
          </table:table-cell>
          <table:table-cell office:value-type="float" office:value="-0.05712545">
            <text:p>-0,06</text:p>
          </table:table-cell>
          <table:table-cell office:value-type="float" office:value="-0.06473918">
            <text:p>-0,06</text:p>
          </table:table-cell>
          <table:table-cell office:value-type="float" office:value="-0.4494361">
            <text:p>-0,45</text:p>
          </table:table-cell>
          <table:table-cell office:value-type="float" office:value="-0.02169744">
            <text:p>-0,02</text:p>
          </table:table-cell>
          <table:table-cell office:value-type="float" office:value="0.01109424">
            <text:p>0,01</text:p>
          </table:table-cell>
          <table:table-cell office:value-type="float" office:value="6313.4765625">
            <text:p>6313,48</text:p>
          </table:table-cell>
          <table:table-cell office:value-type="float" office:value="-0.01383972">
            <text:p>-0,01</text:p>
          </table:table-cell>
          <table:table-cell office:value-type="float" office:value="0.00309492">
            <text:p>0</text:p>
          </table:table-cell>
          <table:table-cell office:value-type="float" office:value="7">
            <text:p>7</text:p>
          </table:table-cell>
          <table:table-cell office:value-type="float" office:value="0.63984376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653243">
            <text:p>0,04</text:p>
          </table:table-cell>
          <table:table-cell office:value-type="float" office:value="0.05712545">
            <text:p>0,06</text:p>
          </table:table-cell>
          <table:table-cell office:value-type="float" office:value="0.4494361">
            <text:p>0,4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523438">
            <text:p>0,62</text:p>
          </table:table-cell>
          <table:table-cell office:value-type="float" office:value="-0.10051129">
            <text:p>-0,1</text:p>
          </table:table-cell>
          <table:table-cell office:value-type="float" office:value="-0.03767694">
            <text:p>-0,04</text:p>
          </table:table-cell>
          <table:table-cell office:value-type="float" office:value="-0.0714389">
            <text:p>-0,07</text:p>
          </table:table-cell>
          <table:table-cell office:value-type="float" office:value="-0.05641256">
            <text:p>-0,06</text:p>
          </table:table-cell>
          <table:table-cell office:value-type="float" office:value="-0.43548983">
            <text:p>-0,44</text:p>
          </table:table-cell>
          <table:table-cell office:value-type="float" office:value="-0.01409605">
            <text:p>-0,01</text:p>
          </table:table-cell>
          <table:table-cell office:value-type="float" office:value="0.00903569">
            <text:p>0,01</text:p>
          </table:table-cell>
          <table:table-cell office:value-type="float" office:value="6186.5234375">
            <text:p>6186,52</text:p>
          </table:table-cell>
          <table:table-cell office:value-type="float" office:value="-0.01385498">
            <text:p>-0,01</text:p>
          </table:table-cell>
          <table:table-cell office:value-type="float" office:value="0.0045085">
            <text:p>0</text:p>
          </table:table-cell>
          <table:table-cell office:value-type="float" office:value="8">
            <text:p>8</text:p>
          </table:table-cell>
          <table:table-cell office:value-type="float" office:value="0.61523438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767694">
            <text:p>0,04</text:p>
          </table:table-cell>
          <table:table-cell office:value-type="float" office:value="0.0714389">
            <text:p>0,07</text:p>
          </table:table-cell>
          <table:table-cell office:value-type="float" office:value="0.43548983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642579">
            <text:p>0,64</text:p>
          </table:table-cell>
          <table:table-cell office:value-type="float" office:value="-0.09762637">
            <text:p>-0,1</text:p>
          </table:table-cell>
          <table:table-cell office:value-type="float" office:value="-0.03667146">
            <text:p>-0,04</text:p>
          </table:table-cell>
          <table:table-cell office:value-type="float" office:value="-0.06606796">
            <text:p>-0,07</text:p>
          </table:table-cell>
          <table:table-cell office:value-type="float" office:value="-0.05925251">
            <text:p>-0,06</text:p>
          </table:table-cell>
          <table:table-cell office:value-type="float" office:value="-0.44453648">
            <text:p>-0,44</text:p>
          </table:table-cell>
          <table:table-cell office:value-type="float" office:value="-0.00636078">
            <text:p>-0,01</text:p>
          </table:table-cell>
          <table:table-cell office:value-type="float" office:value="0.00668352">
            <text:p>0,01</text:p>
          </table:table-cell>
          <table:table-cell office:value-type="float" office:value="6274.4140625">
            <text:p>6274,41</text:p>
          </table:table-cell>
          <table:table-cell office:value-type="float" office:value="-0.01382446">
            <text:p>-0,01</text:p>
          </table:table-cell>
          <table:table-cell office:value-type="float" office:value="0.00336592">
            <text:p>0</text:p>
          </table:table-cell>
          <table:table-cell office:value-type="float" office:value="9">
            <text:p>9</text:p>
          </table:table-cell>
          <table:table-cell office:value-type="float" office:value="0.63642579">
            <text:p>0,64</text:p>
          </table:table-cell>
          <table:table-cell office:value-type="float" office:value="5.11687708">
            <text:p>5,12</text:p>
          </table:table-cell>
          <table:table-cell/>
          <table:table-cell office:value-type="float" office:value="0.03667146">
            <text:p>0,04</text:p>
          </table:table-cell>
          <table:table-cell office:value-type="float" office:value="0.06606796">
            <text:p>0,07</text:p>
          </table:table-cell>
          <table:table-cell office:value-type="float" office:value="0.44453648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548828">
            <text:p>0,63</text:p>
          </table:table-cell>
          <table:table-cell office:value-type="float" office:value="-0.09211161">
            <text:p>-0,09</text:p>
          </table:table-cell>
          <table:table-cell office:value-type="float" office:value="-0.03734923">
            <text:p>-0,04</text:p>
          </table:table-cell>
          <table:table-cell office:value-type="float" office:value="-0.06758347">
            <text:p>-0,07</text:p>
          </table:table-cell>
          <table:table-cell office:value-type="float" office:value="-0.05680664">
            <text:p>-0,06</text:p>
          </table:table-cell>
          <table:table-cell office:value-type="float" office:value="-0.43682316">
            <text:p>-0,44</text:p>
          </table:table-cell>
          <table:table-cell office:value-type="float" office:value="0.00132411">
            <text:p>0</text:p>
          </table:table-cell>
          <table:table-cell office:value-type="float" office:value="0.00440754">
            <text:p>0</text:p>
          </table:table-cell>
          <table:table-cell office:value-type="float" office:value="6328.125">
            <text:p>6328,13</text:p>
          </table:table-cell>
          <table:table-cell office:value-type="float" office:value="-0.01462097">
            <text:p>-0,01</text:p>
          </table:table-cell>
          <table:table-cell office:value-type="float" office:value="0.00382734">
            <text:p>0</text:p>
          </table:table-cell>
          <table:table-cell office:value-type="float" office:value="10">
            <text:p>10</text:p>
          </table:table-cell>
          <table:table-cell office:value-type="float" office:value="0.62548828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734923">
            <text:p>0,04</text:p>
          </table:table-cell>
          <table:table-cell office:value-type="float" office:value="0.06758347">
            <text:p>0,07</text:p>
          </table:table-cell>
          <table:table-cell office:value-type="float" office:value="0.43682316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6103518">
            <text:p>0,66</text:p>
          </table:table-cell>
          <table:table-cell office:value-type="float" office:value="-0.08981112">
            <text:p>-0,09</text:p>
          </table:table-cell>
          <table:table-cell office:value-type="float" office:value="-0.03687504">
            <text:p>-0,04</text:p>
          </table:table-cell>
          <table:table-cell office:value-type="float" office:value="-0.06031444">
            <text:p>-0,06</text:p>
          </table:table-cell>
          <table:table-cell office:value-type="float" office:value="-0.05913555">
            <text:p>-0,06</text:p>
          </table:table-cell>
          <table:table-cell office:value-type="float" office:value="-0.44317326">
            <text:p>-0,44</text:p>
          </table:table-cell>
          <table:table-cell office:value-type="float" office:value="0.00901166">
            <text:p>0,01</text:p>
          </table:table-cell>
          <table:table-cell office:value-type="float" office:value="0.00143003">
            <text:p>0</text:p>
          </table:table-cell>
          <table:table-cell office:value-type="float" office:value="6259.765625">
            <text:p>6259,77</text:p>
          </table:table-cell>
          <table:table-cell office:value-type="float" office:value="-0.01416016">
            <text:p>-0,01</text:p>
          </table:table-cell>
          <table:table-cell office:value-type="float" office:value="0.00256758">
            <text:p>0</text:p>
          </table:table-cell>
          <table:table-cell office:value-type="float" office:value="11">
            <text:p>11</text:p>
          </table:table-cell>
          <table:table-cell office:value-type="float" office:value="0.66103518">
            <text:p>0,6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687504">
            <text:p>0,04</text:p>
          </table:table-cell>
          <table:table-cell office:value-type="float" office:value="0.06031444">
            <text:p>0,06</text:p>
          </table:table-cell>
          <table:table-cell office:value-type="float" office:value="0.44317326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514651">
            <text:p>0,63</text:p>
          </table:table-cell>
          <table:table-cell office:value-type="float" office:value="-0.08180518">
            <text:p>-0,08</text:p>
          </table:table-cell>
          <table:table-cell office:value-type="float" office:value="-0.03817596">
            <text:p>-0,04</text:p>
          </table:table-cell>
          <table:table-cell office:value-type="float" office:value="-0.05531621">
            <text:p>-0,06</text:p>
          </table:table-cell>
          <table:table-cell office:value-type="float" office:value="-0.06675283">
            <text:p>-0,07</text:p>
          </table:table-cell>
          <table:table-cell office:value-type="float" office:value="-0.43929788">
            <text:p>-0,44</text:p>
          </table:table-cell>
          <table:table-cell office:value-type="float" office:value="0.0170319">
            <text:p>0,02</text:p>
          </table:table-cell>
          <table:table-cell office:value-type="float" office:value="-0.00163795">
            <text:p>0</text:p>
          </table:table-cell>
          <table:table-cell office:value-type="float" office:value="6083.984375">
            <text:p>6083,98</text:p>
          </table:table-cell>
          <table:table-cell office:value-type="float" office:value="-0.01408691">
            <text:p>-0,01</text:p>
          </table:table-cell>
          <table:table-cell office:value-type="float" office:value="0.00299238">
            <text:p>0</text:p>
          </table:table-cell>
          <table:table-cell office:value-type="float" office:value="12">
            <text:p>12</text:p>
          </table:table-cell>
          <table:table-cell office:value-type="float" office:value="0.62514651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817596">
            <text:p>0,04</text:p>
          </table:table-cell>
          <table:table-cell office:value-type="float" office:value="0.05531621">
            <text:p>0,06</text:p>
          </table:table-cell>
          <table:table-cell office:value-type="float" office:value="0.43929788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694336">
            <text:p>0,62</text:p>
          </table:table-cell>
          <table:table-cell office:value-type="float" office:value="-0.0689407">
            <text:p>-0,07</text:p>
          </table:table-cell>
          <table:table-cell office:value-type="float" office:value="-0.04540052">
            <text:p>-0,05</text:p>
          </table:table-cell>
          <table:table-cell office:value-type="float" office:value="-0.0652485">
            <text:p>-0,07</text:p>
          </table:table-cell>
          <table:table-cell office:value-type="float" office:value="-0.06089749">
            <text:p>-0,06</text:p>
          </table:table-cell>
          <table:table-cell office:value-type="float" office:value="-0.43131292">
            <text:p>-0,43</text:p>
          </table:table-cell>
          <table:table-cell office:value-type="float" office:value="0.02433772">
            <text:p>0,02</text:p>
          </table:table-cell>
          <table:table-cell office:value-type="float" office:value="-0.00487734">
            <text:p>0</text:p>
          </table:table-cell>
          <table:table-cell office:value-type="float" office:value="5864.2578125">
            <text:p>5864,26</text:p>
          </table:table-cell>
          <table:table-cell office:value-type="float" office:value="-0.01359558">
            <text:p>-0,01</text:p>
          </table:table-cell>
          <table:table-cell office:value-type="float" office:value="0.00358564">
            <text:p>0</text:p>
          </table:table-cell>
          <table:table-cell office:value-type="float" office:value="13">
            <text:p>13</text:p>
          </table:table-cell>
          <table:table-cell office:value-type="float" office:value="0.61694336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540052">
            <text:p>0,05</text:p>
          </table:table-cell>
          <table:table-cell office:value-type="float" office:value="0.0652485">
            <text:p>0,07</text:p>
          </table:table-cell>
          <table:table-cell office:value-type="float" office:value="0.43131292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5488279">
            <text:p>0,65</text:p>
          </table:table-cell>
          <table:table-cell office:value-type="float" office:value="-0.06169252">
            <text:p>-0,06</text:p>
          </table:table-cell>
          <table:table-cell office:value-type="float" office:value="-0.0486255">
            <text:p>-0,05</text:p>
          </table:table-cell>
          <table:table-cell office:value-type="float" office:value="-0.06884228">
            <text:p>-0,07</text:p>
          </table:table-cell>
          <table:table-cell office:value-type="float" office:value="-0.05591169">
            <text:p>-0,06</text:p>
          </table:table-cell>
          <table:table-cell office:value-type="float" office:value="-0.42781886">
            <text:p>-0,43</text:p>
          </table:table-cell>
          <table:table-cell office:value-type="float" office:value="0.03177476">
            <text:p>0,03</text:p>
          </table:table-cell>
          <table:table-cell office:value-type="float" office:value="-0.00844209">
            <text:p>-0,01</text:p>
          </table:table-cell>
          <table:table-cell office:value-type="float" office:value="5942.3828125">
            <text:p>5942,38</text:p>
          </table:table-cell>
          <table:table-cell office:value-type="float" office:value="-0.01429749">
            <text:p>-0,01</text:p>
          </table:table-cell>
          <table:table-cell office:value-type="float" office:value="0.00208418">
            <text:p>0</text:p>
          </table:table-cell>
          <table:table-cell office:value-type="float" office:value="14">
            <text:p>14</text:p>
          </table:table-cell>
          <table:table-cell office:value-type="float" office:value="0.65488279">
            <text:p>0,6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86255">
            <text:p>0,05</text:p>
          </table:table-cell>
          <table:table-cell office:value-type="float" office:value="0.06884228">
            <text:p>0,07</text:p>
          </table:table-cell>
          <table:table-cell office:value-type="float" office:value="0.42781886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66797">
            <text:p>0,65</text:p>
          </table:table-cell>
          <table:table-cell office:value-type="float" office:value="-0.05433538">
            <text:p>-0,05</text:p>
          </table:table-cell>
          <table:table-cell office:value-type="float" office:value="-0.05093686">
            <text:p>-0,05</text:p>
          </table:table-cell>
          <table:table-cell office:value-type="float" office:value="-0.07495371">
            <text:p>-0,07</text:p>
          </table:table-cell>
          <table:table-cell office:value-type="float" office:value="-0.04896309">
            <text:p>-0,05</text:p>
          </table:table-cell>
          <table:table-cell office:value-type="float" office:value="-0.42374912">
            <text:p>-0,42</text:p>
          </table:table-cell>
          <table:table-cell office:value-type="float" office:value="0.03904215">
            <text:p>0,04</text:p>
          </table:table-cell>
          <table:table-cell office:value-type="float" office:value="-0.01240999">
            <text:p>-0,01</text:p>
          </table:table-cell>
          <table:table-cell office:value-type="float" office:value="6210.9375">
            <text:p>6210,94</text:p>
          </table:table-cell>
          <table:table-cell office:value-type="float" office:value="-0.01460571">
            <text:p>-0,01</text:p>
          </table:table-cell>
          <table:table-cell office:value-type="float" office:value="0.00363691">
            <text:p>0</text:p>
          </table:table-cell>
          <table:table-cell office:value-type="float" office:value="15">
            <text:p>15</text:p>
          </table:table-cell>
          <table:table-cell office:value-type="float" office:value="0.6466797">
            <text:p>0,6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093686">
            <text:p>0,05</text:p>
          </table:table-cell>
          <table:table-cell office:value-type="float" office:value="0.07495371">
            <text:p>0,07</text:p>
          </table:table-cell>
          <table:table-cell office:value-type="float" office:value="0.42374912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369143">
            <text:p>0,63</text:p>
          </table:table-cell>
          <table:table-cell office:value-type="float" office:value="-0.05215127">
            <text:p>-0,05</text:p>
          </table:table-cell>
          <table:table-cell office:value-type="float" office:value="-0.04796511">
            <text:p>-0,05</text:p>
          </table:table-cell>
          <table:table-cell office:value-type="float" office:value="-0.0711822">
            <text:p>-0,07</text:p>
          </table:table-cell>
          <table:table-cell office:value-type="float" office:value="-0.05512352">
            <text:p>-0,06</text:p>
          </table:table-cell>
          <table:table-cell office:value-type="float" office:value="-0.41657412">
            <text:p>-0,42</text:p>
          </table:table-cell>
          <table:table-cell office:value-type="float" office:value="0.04651895">
            <text:p>0,05</text:p>
          </table:table-cell>
          <table:table-cell office:value-type="float" office:value="-0.01659057">
            <text:p>-0,02</text:p>
          </table:table-cell>
          <table:table-cell office:value-type="float" office:value="6093.75">
            <text:p>6093,75</text:p>
          </table:table-cell>
          <table:table-cell office:value-type="float" office:value="-0.01432495">
            <text:p>-0,01</text:p>
          </table:table-cell>
          <table:table-cell office:value-type="float" office:value="0.00248701">
            <text:p>0</text:p>
          </table:table-cell>
          <table:table-cell office:value-type="float" office:value="16">
            <text:p>16</text:p>
          </table:table-cell>
          <table:table-cell office:value-type="float" office:value="0.63369143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796511">
            <text:p>0,05</text:p>
          </table:table-cell>
          <table:table-cell office:value-type="float" office:value="0.0711822">
            <text:p>0,07</text:p>
          </table:table-cell>
          <table:table-cell office:value-type="float" office:value="0.41657412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676757">
            <text:p>0,64</text:p>
          </table:table-cell>
          <table:table-cell office:value-type="float" office:value="-0.04569055">
            <text:p>-0,05</text:p>
          </table:table-cell>
          <table:table-cell office:value-type="float" office:value="-0.04892093">
            <text:p>-0,05</text:p>
          </table:table-cell>
          <table:table-cell office:value-type="float" office:value="-0.07419348">
            <text:p>-0,07</text:p>
          </table:table-cell>
          <table:table-cell office:value-type="float" office:value="-0.05270053">
            <text:p>-0,05</text:p>
          </table:table-cell>
          <table:table-cell office:value-type="float" office:value="-0.41106388">
            <text:p>-0,41</text:p>
          </table:table-cell>
          <table:table-cell office:value-type="float" office:value="0.05431253">
            <text:p>0,05</text:p>
          </table:table-cell>
          <table:table-cell office:value-type="float" office:value="-0.02098382">
            <text:p>-0,02</text:p>
          </table:table-cell>
          <table:table-cell office:value-type="float" office:value="5981.4453125">
            <text:p>5981,45</text:p>
          </table:table-cell>
          <table:table-cell office:value-type="float" office:value="-0.01361999">
            <text:p>-0,01</text:p>
          </table:table-cell>
          <table:table-cell office:value-type="float" office:value="0.00347578">
            <text:p>0</text:p>
          </table:table-cell>
          <table:table-cell office:value-type="float" office:value="17">
            <text:p>17</text:p>
          </table:table-cell>
          <table:table-cell office:value-type="float" office:value="0.63676757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892093">
            <text:p>0,05</text:p>
          </table:table-cell>
          <table:table-cell office:value-type="float" office:value="0.07419348">
            <text:p>0,07</text:p>
          </table:table-cell>
          <table:table-cell office:value-type="float" office:value="0.41106388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104493">
            <text:p>0,62</text:p>
          </table:table-cell>
          <table:table-cell office:value-type="float" office:value="-0.04424438">
            <text:p>-0,04</text:p>
          </table:table-cell>
          <table:table-cell office:value-type="float" office:value="-0.04558423">
            <text:p>-0,05</text:p>
          </table:table-cell>
          <table:table-cell office:value-type="float" office:value="-0.07616315">
            <text:p>-0,08</text:p>
          </table:table-cell>
          <table:table-cell office:value-type="float" office:value="-0.05635662">
            <text:p>-0,06</text:p>
          </table:table-cell>
          <table:table-cell office:value-type="float" office:value="-0.40048957">
            <text:p>-0,4</text:p>
          </table:table-cell>
          <table:table-cell office:value-type="float" office:value="0.06184633">
            <text:p>0,06</text:p>
          </table:table-cell>
          <table:table-cell office:value-type="float" office:value="-0.02592464">
            <text:p>-0,03</text:p>
          </table:table-cell>
          <table:table-cell office:value-type="float" office:value="5947.265625">
            <text:p>5947,27</text:p>
          </table:table-cell>
          <table:table-cell office:value-type="float" office:value="-0.01356811">
            <text:p>-0,01</text:p>
          </table:table-cell>
          <table:table-cell office:value-type="float" office:value="0.00335127">
            <text:p>0</text:p>
          </table:table-cell>
          <table:table-cell office:value-type="float" office:value="18">
            <text:p>18</text:p>
          </table:table-cell>
          <table:table-cell office:value-type="float" office:value="0.62104493">
            <text:p>0,62</text:p>
          </table:table-cell>
          <table:table-cell office:value-type="float" office:value="5.11688185">
            <text:p>5,12</text:p>
          </table:table-cell>
          <table:table-cell/>
          <table:table-cell office:value-type="float" office:value="0.04558423">
            <text:p>0,05</text:p>
          </table:table-cell>
          <table:table-cell office:value-type="float" office:value="0.07616315">
            <text:p>0,08</text:p>
          </table:table-cell>
          <table:table-cell office:value-type="float" office:value="0.40048957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37793">
            <text:p>0,62</text:p>
          </table:table-cell>
          <table:table-cell office:value-type="float" office:value="-0.03758308">
            <text:p>-0,04</text:p>
          </table:table-cell>
          <table:table-cell office:value-type="float" office:value="-0.04706142">
            <text:p>-0,05</text:p>
          </table:table-cell>
          <table:table-cell office:value-type="float" office:value="-0.07621992">
            <text:p>-0,08</text:p>
          </table:table-cell>
          <table:table-cell office:value-type="float" office:value="-0.05318869">
            <text:p>-0,05</text:p>
          </table:table-cell>
          <table:table-cell office:value-type="float" office:value="-0.39626032">
            <text:p>-0,4</text:p>
          </table:table-cell>
          <table:table-cell office:value-type="float" office:value="0.0691495">
            <text:p>0,07</text:p>
          </table:table-cell>
          <table:table-cell office:value-type="float" office:value="-0.03114004">
            <text:p>-0,03</text:p>
          </table:table-cell>
          <table:table-cell office:value-type="float" office:value="6201.171875">
            <text:p>6201,17</text:p>
          </table:table-cell>
          <table:table-cell office:value-type="float" office:value="-0.01326294">
            <text:p>-0,01</text:p>
          </table:table-cell>
          <table:table-cell office:value-type="float" office:value="0.0033293">
            <text:p>0</text:p>
          </table:table-cell>
          <table:table-cell office:value-type="float" office:value="19">
            <text:p>19</text:p>
          </table:table-cell>
          <table:table-cell office:value-type="float" office:value="0.623779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706142">
            <text:p>0,05</text:p>
          </table:table-cell>
          <table:table-cell office:value-type="float" office:value="0.07621992">
            <text:p>0,08</text:p>
          </table:table-cell>
          <table:table-cell office:value-type="float" office:value="0.39626032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343752">
            <text:p>0,62</text:p>
          </table:table-cell>
          <table:table-cell office:value-type="float" office:value="-0.03504981">
            <text:p>-0,04</text:p>
          </table:table-cell>
          <table:table-cell office:value-type="float" office:value="-0.04483446">
            <text:p>-0,04</text:p>
          </table:table-cell>
          <table:table-cell office:value-type="float" office:value="-0.08645333">
            <text:p>-0,09</text:p>
          </table:table-cell>
          <table:table-cell office:value-type="float" office:value="-0.0433137">
            <text:p>-0,04</text:p>
          </table:table-cell>
          <table:table-cell office:value-type="float" office:value="-0.38912767">
            <text:p>-0,39</text:p>
          </table:table-cell>
          <table:table-cell office:value-type="float" office:value="0.07650039">
            <text:p>0,08</text:p>
          </table:table-cell>
          <table:table-cell office:value-type="float" office:value="-0.036311">
            <text:p>-0,04</text:p>
          </table:table-cell>
          <table:table-cell office:value-type="float" office:value="6044.921875">
            <text:p>6044,92</text:p>
          </table:table-cell>
          <table:table-cell office:value-type="float" office:value="-0.01349792">
            <text:p>-0,01</text:p>
          </table:table-cell>
          <table:table-cell office:value-type="float" office:value="0.00336592">
            <text:p>0</text:p>
          </table:table-cell>
          <table:table-cell office:value-type="float" office:value="20">
            <text:p>20</text:p>
          </table:table-cell>
          <table:table-cell office:value-type="float" office:value="0.62343752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483446">
            <text:p>0,04</text:p>
          </table:table-cell>
          <table:table-cell office:value-type="float" office:value="0.08645333">
            <text:p>0,09</text:p>
          </table:table-cell>
          <table:table-cell office:value-type="float" office:value="0.38912767">
            <text:p>0,3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796874">
            <text:p>0,62</text:p>
          </table:table-cell>
          <table:table-cell office:value-type="float" office:value="-0.03205842">
            <text:p>-0,03</text:p>
          </table:table-cell>
          <table:table-cell office:value-type="float" office:value="-0.04391588">
            <text:p>-0,04</text:p>
          </table:table-cell>
          <table:table-cell office:value-type="float" office:value="-0.08274354">
            <text:p>-0,08</text:p>
          </table:table-cell>
          <table:table-cell office:value-type="float" office:value="-0.04218738">
            <text:p>-0,04</text:p>
          </table:table-cell>
          <table:table-cell office:value-type="float" office:value="-0.39133075">
            <text:p>-0,39</text:p>
          </table:table-cell>
          <table:table-cell office:value-type="float" office:value="0.08303083">
            <text:p>0,08</text:p>
          </table:table-cell>
          <table:table-cell office:value-type="float" office:value="-0.04123437">
            <text:p>-0,04</text:p>
          </table:table-cell>
          <table:table-cell office:value-type="float" office:value="6049.8046875">
            <text:p>6049,8</text:p>
          </table:table-cell>
          <table:table-cell office:value-type="float" office:value="-0.01369324">
            <text:p>-0,01</text:p>
          </table:table-cell>
          <table:table-cell office:value-type="float" office:value="0.00373213">
            <text:p>0</text:p>
          </table:table-cell>
          <table:table-cell office:value-type="float" office:value="21">
            <text:p>21</text:p>
          </table:table-cell>
          <table:table-cell office:value-type="float" office:value="0.61796874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391588">
            <text:p>0,04</text:p>
          </table:table-cell>
          <table:table-cell office:value-type="float" office:value="0.08274354">
            <text:p>0,08</text:p>
          </table:table-cell>
          <table:table-cell office:value-type="float" office:value="0.39133075">
            <text:p>0,3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266599">
            <text:p>0,63</text:p>
          </table:table-cell>
          <table:table-cell office:value-type="float" office:value="-0.02336159">
            <text:p>-0,02</text:p>
          </table:table-cell>
          <table:table-cell office:value-type="float" office:value="-0.04631414">
            <text:p>-0,05</text:p>
          </table:table-cell>
          <table:table-cell office:value-type="float" office:value="-0.08891419">
            <text:p>-0,09</text:p>
          </table:table-cell>
          <table:table-cell office:value-type="float" office:value="-0.04283062">
            <text:p>-0,04</text:p>
          </table:table-cell>
          <table:table-cell office:value-type="float" office:value="-0.37243998">
            <text:p>-0,37</text:p>
          </table:table-cell>
          <table:table-cell office:value-type="float" office:value="0.09046125">
            <text:p>0,09</text:p>
          </table:table-cell>
          <table:table-cell office:value-type="float" office:value="-0.04720685">
            <text:p>-0,05</text:p>
          </table:table-cell>
          <table:table-cell office:value-type="float" office:value="6181.640625">
            <text:p>6181,64</text:p>
          </table:table-cell>
          <table:table-cell office:value-type="float" office:value="-0.01391296">
            <text:p>-0,01</text:p>
          </table:table-cell>
          <table:table-cell office:value-type="float" office:value="0.00368086">
            <text:p>0</text:p>
          </table:table-cell>
          <table:table-cell office:value-type="float" office:value="22">
            <text:p>22</text:p>
          </table:table-cell>
          <table:table-cell office:value-type="float" office:value="0.6326659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631414">
            <text:p>0,05</text:p>
          </table:table-cell>
          <table:table-cell office:value-type="float" office:value="0.08891419">
            <text:p>0,09</text:p>
          </table:table-cell>
          <table:table-cell office:value-type="float" office:value="0.37243998">
            <text:p>0,37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471681">
            <text:p>0,63</text:p>
          </table:table-cell>
          <table:table-cell office:value-type="float" office:value="-0.01168079">
            <text:p>-0,01</text:p>
          </table:table-cell>
          <table:table-cell office:value-type="float" office:value="-0.05444983">
            <text:p>-0,05</text:p>
          </table:table-cell>
          <table:table-cell office:value-type="float" office:value="-0.11499385">
            <text:p>-0,11</text:p>
          </table:table-cell>
          <table:table-cell office:value-type="float" office:value="-0.01777448">
            <text:p>-0,02</text:p>
          </table:table-cell>
          <table:table-cell office:value-type="float" office:value="-0.36839268">
            <text:p>-0,37</text:p>
          </table:table-cell>
          <table:table-cell office:value-type="float" office:value="0.09748475">
            <text:p>0,1</text:p>
          </table:table-cell>
          <table:table-cell office:value-type="float" office:value="-0.05334597">
            <text:p>-0,05</text:p>
          </table:table-cell>
          <table:table-cell office:value-type="float" office:value="5966.796875">
            <text:p>5966,8</text:p>
          </table:table-cell>
          <table:table-cell office:value-type="float" office:value="-0.01391907">
            <text:p>-0,01</text:p>
          </table:table-cell>
          <table:table-cell office:value-type="float" office:value="0.00364424">
            <text:p>0</text:p>
          </table:table-cell>
          <table:table-cell office:value-type="float" office:value="23">
            <text:p>23</text:p>
          </table:table-cell>
          <table:table-cell office:value-type="float" office:value="0.63471681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444983">
            <text:p>0,05</text:p>
          </table:table-cell>
          <table:table-cell office:value-type="float" office:value="0.11499385">
            <text:p>0,11</text:p>
          </table:table-cell>
          <table:table-cell office:value-type="float" office:value="0.36839268">
            <text:p>0,37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046387">
            <text:p>0,6</text:p>
          </table:table-cell>
          <table:table-cell office:value-type="float" office:value="-0.00754534">
            <text:p>-0,01</text:p>
          </table:table-cell>
          <table:table-cell office:value-type="float" office:value="-0.05322587">
            <text:p>-0,05</text:p>
          </table:table-cell>
          <table:table-cell office:value-type="float" office:value="-0.10446424">
            <text:p>-0,1</text:p>
          </table:table-cell>
          <table:table-cell office:value-type="float" office:value="-0.03632188">
            <text:p>-0,04</text:p>
          </table:table-cell>
          <table:table-cell office:value-type="float" office:value="-0.35296103">
            <text:p>-0,35</text:p>
          </table:table-cell>
          <table:table-cell office:value-type="float" office:value="0.10474285">
            <text:p>0,1</text:p>
          </table:table-cell>
          <table:table-cell office:value-type="float" office:value="-0.05970572">
            <text:p>-0,06</text:p>
          </table:table-cell>
          <table:table-cell office:value-type="float" office:value="6357.421875">
            <text:p>6357,42</text:p>
          </table:table-cell>
          <table:table-cell office:value-type="float" office:value="-0.01424561">
            <text:p>-0,01</text:p>
          </table:table-cell>
          <table:table-cell office:value-type="float" office:value="0.00505049">
            <text:p>0,01</text:p>
          </table:table-cell>
          <table:table-cell office:value-type="float" office:value="24">
            <text:p>24</text:p>
          </table:table-cell>
          <table:table-cell office:value-type="float" office:value="0.6046387">
            <text:p>0,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322587">
            <text:p>0,05</text:p>
          </table:table-cell>
          <table:table-cell office:value-type="float" office:value="0.10446424">
            <text:p>0,1</text:p>
          </table:table-cell>
          <table:table-cell office:value-type="float" office:value="0.35296103">
            <text:p>0,3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207031">
            <text:p>0,62</text:p>
          </table:table-cell>
          <table:table-cell office:value-type="float" office:value="-0.00489816">
            <text:p>0</text:p>
          </table:table-cell>
          <table:table-cell office:value-type="float" office:value="-0.05115285">
            <text:p>-0,05</text:p>
          </table:table-cell>
          <table:table-cell office:value-type="float" office:value="-0.11968108">
            <text:p>-0,12</text:p>
          </table:table-cell>
          <table:table-cell office:value-type="float" office:value="-0.02389932">
            <text:p>-0,02</text:p>
          </table:table-cell>
          <table:table-cell office:value-type="float" office:value="-0.34341595">
            <text:p>-0,34</text:p>
          </table:table-cell>
          <table:table-cell office:value-type="float" office:value="0.11148139">
            <text:p>0,11</text:p>
          </table:table-cell>
          <table:table-cell office:value-type="float" office:value="-0.06631147">
            <text:p>-0,07</text:p>
          </table:table-cell>
          <table:table-cell office:value-type="float" office:value="6123.046875">
            <text:p>6123,05</text:p>
          </table:table-cell>
          <table:table-cell office:value-type="float" office:value="-0.01375732">
            <text:p>-0,01</text:p>
          </table:table-cell>
          <table:table-cell office:value-type="float" office:value="0.00390059">
            <text:p>0</text:p>
          </table:table-cell>
          <table:table-cell office:value-type="float" office:value="25">
            <text:p>25</text:p>
          </table:table-cell>
          <table:table-cell office:value-type="float" office:value="0.6220703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115285">
            <text:p>0,05</text:p>
          </table:table-cell>
          <table:table-cell office:value-type="float" office:value="0.11968108">
            <text:p>0,12</text:p>
          </table:table-cell>
          <table:table-cell office:value-type="float" office:value="0.34341595">
            <text:p>0,3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232422">
            <text:p>0,63</text:p>
          </table:table-cell>
          <table:table-cell office:value-type="float" office:value="-0.00405621">
            <text:p>0</text:p>
          </table:table-cell>
          <table:table-cell office:value-type="float" office:value="-0.04792539">
            <text:p>-0,05</text:p>
          </table:table-cell>
          <table:table-cell office:value-type="float" office:value="-0.11252806">
            <text:p>-0,11</text:p>
          </table:table-cell>
          <table:table-cell office:value-type="float" office:value="-0.03084537">
            <text:p>-0,03</text:p>
          </table:table-cell>
          <table:table-cell office:value-type="float" office:value="-0.33680916">
            <text:p>-0,34</text:p>
          </table:table-cell>
          <table:table-cell office:value-type="float" office:value="0.11812846">
            <text:p>0,12</text:p>
          </table:table-cell>
          <table:table-cell office:value-type="float" office:value="-0.07271407">
            <text:p>-0,07</text:p>
          </table:table-cell>
          <table:table-cell office:value-type="float" office:value="6342.7734375">
            <text:p>6342,77</text:p>
          </table:table-cell>
          <table:table-cell office:value-type="float" office:value="-0.01333313">
            <text:p>-0,01</text:p>
          </table:table-cell>
          <table:table-cell office:value-type="float" office:value="0.00344648">
            <text:p>0</text:p>
          </table:table-cell>
          <table:table-cell office:value-type="float" office:value="26">
            <text:p>26</text:p>
          </table:table-cell>
          <table:table-cell office:value-type="float" office:value="0.63232422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792539">
            <text:p>0,05</text:p>
          </table:table-cell>
          <table:table-cell office:value-type="float" office:value="0.11252806">
            <text:p>0,11</text:p>
          </table:table-cell>
          <table:table-cell office:value-type="float" office:value="0.33680916">
            <text:p>0,3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455077">
            <text:p>0,61</text:p>
          </table:table-cell>
          <table:table-cell office:value-type="float" office:value="-0.00265957">
            <text:p>0</text:p>
          </table:table-cell>
          <table:table-cell office:value-type="float" office:value="-0.04489902">
            <text:p>-0,04</text:p>
          </table:table-cell>
          <table:table-cell office:value-type="float" office:value="-0.12157917">
            <text:p>-0,12</text:p>
          </table:table-cell>
          <table:table-cell office:value-type="float" office:value="-0.02908343">
            <text:p>-0,03</text:p>
          </table:table-cell>
          <table:table-cell office:value-type="float" office:value="-0.32011899">
            <text:p>-0,32</text:p>
          </table:table-cell>
          <table:table-cell office:value-type="float" office:value="0.12462179">
            <text:p>0,12</text:p>
          </table:table-cell>
          <table:table-cell office:value-type="float" office:value="-0.07933252">
            <text:p>-0,08</text:p>
          </table:table-cell>
          <table:table-cell office:value-type="float" office:value="6044.921875">
            <text:p>6044,92</text:p>
          </table:table-cell>
          <table:table-cell office:value-type="float" office:value="-0.01409912">
            <text:p>-0,01</text:p>
          </table:table-cell>
          <table:table-cell office:value-type="float" office:value="0.00376875">
            <text:p>0</text:p>
          </table:table-cell>
          <table:table-cell office:value-type="float" office:value="27">
            <text:p>27</text:p>
          </table:table-cell>
          <table:table-cell office:value-type="float" office:value="0.61455077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489902">
            <text:p>0,04</text:p>
          </table:table-cell>
          <table:table-cell office:value-type="float" office:value="0.12157917">
            <text:p>0,12</text:p>
          </table:table-cell>
          <table:table-cell office:value-type="float" office:value="0.32011899">
            <text:p>0,3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505858">
            <text:p>0,64</text:p>
          </table:table-cell>
          <table:table-cell office:value-type="float" office:value="-0.00098557">
            <text:p>0</text:p>
          </table:table-cell>
          <table:table-cell office:value-type="float" office:value="-0.04245607">
            <text:p>-0,04</text:p>
          </table:table-cell>
          <table:table-cell office:value-type="float" office:value="-0.12587394">
            <text:p>-0,13</text:p>
          </table:table-cell>
          <table:table-cell office:value-type="float" office:value="-0.02964786">
            <text:p>-0,03</text:p>
          </table:table-cell>
          <table:table-cell office:value-type="float" office:value="-0.30396962">
            <text:p>-0,3</text:p>
          </table:table-cell>
          <table:table-cell office:value-type="float" office:value="0.13213307">
            <text:p>0,13</text:p>
          </table:table-cell>
          <table:table-cell office:value-type="float" office:value="-0.08713499">
            <text:p>-0,09</text:p>
          </table:table-cell>
          <table:table-cell office:value-type="float" office:value="6054.6875">
            <text:p>6054,69</text:p>
          </table:table-cell>
          <table:table-cell office:value-type="float" office:value="-0.01405029">
            <text:p>-0,01</text:p>
          </table:table-cell>
          <table:table-cell office:value-type="float" office:value="0.00282393">
            <text:p>0</text:p>
          </table:table-cell>
          <table:table-cell office:value-type="float" office:value="28">
            <text:p>28</text:p>
          </table:table-cell>
          <table:table-cell office:value-type="float" office:value="0.63505858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245607">
            <text:p>0,04</text:p>
          </table:table-cell>
          <table:table-cell office:value-type="float" office:value="0.12587394">
            <text:p>0,13</text:p>
          </table:table-cell>
          <table:table-cell office:value-type="float" office:value="0.30396962">
            <text:p>0,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788087">
            <text:p>0,63</text:p>
          </table:table-cell>
          <table:table-cell office:value-type="float" office:value="0.00052498">
            <text:p>0</text:p>
          </table:table-cell>
          <table:table-cell office:value-type="float" office:value="-0.03944956">
            <text:p>-0,04</text:p>
          </table:table-cell>
          <table:table-cell office:value-type="float" office:value="-0.18872082">
            <text:p>-0,19</text:p>
          </table:table-cell>
          <table:table-cell office:value-type="float" office:value="0.03087334">
            <text:p>0,03</text:p>
          </table:table-cell>
          <table:table-cell office:value-type="float" office:value="-0.28615049">
            <text:p>-0,29</text:p>
          </table:table-cell>
          <table:table-cell office:value-type="float" office:value="0.13907439">
            <text:p>0,14</text:p>
          </table:table-cell>
          <table:table-cell office:value-type="float" office:value="-0.09498824">
            <text:p>-0,09</text:p>
          </table:table-cell>
          <table:table-cell office:value-type="float" office:value="5981.4453125">
            <text:p>5981,45</text:p>
          </table:table-cell>
          <table:table-cell office:value-type="float" office:value="-0.01342468">
            <text:p>-0,01</text:p>
          </table:table-cell>
          <table:table-cell office:value-type="float" office:value="0.0032707">
            <text:p>0</text:p>
          </table:table-cell>
          <table:table-cell office:value-type="float" office:value="29">
            <text:p>29</text:p>
          </table:table-cell>
          <table:table-cell office:value-type="float" office:value="0.62788087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944956">
            <text:p>0,04</text:p>
          </table:table-cell>
          <table:table-cell office:value-type="float" office:value="0.18872082">
            <text:p>0,19</text:p>
          </table:table-cell>
          <table:table-cell office:value-type="float" office:value="0.28615049">
            <text:p>0,2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685549">
            <text:p>0,63</text:p>
          </table:table-cell>
          <table:table-cell office:value-type="float" office:value="0.00205287">
            <text:p>0</text:p>
          </table:table-cell>
          <table:table-cell office:value-type="float" office:value="-0.03708855">
            <text:p>-0,04</text:p>
          </table:table-cell>
          <table:table-cell office:value-type="float" office:value="-0.21343553">
            <text:p>-0,21</text:p>
          </table:table-cell>
          <table:table-cell office:value-type="float" office:value="0.0455104">
            <text:p>0,05</text:p>
          </table:table-cell>
          <table:table-cell office:value-type="float" office:value="-0.2879349">
            <text:p>-0,29</text:p>
          </table:table-cell>
          <table:table-cell office:value-type="float" office:value="0.14637226">
            <text:p>0,15</text:p>
          </table:table-cell>
          <table:table-cell office:value-type="float" office:value="-0.10300816">
            <text:p>-0,1</text:p>
          </table:table-cell>
          <table:table-cell office:value-type="float" office:value="6093.75">
            <text:p>6093,75</text:p>
          </table:table-cell>
          <table:table-cell office:value-type="float" office:value="-0.01326904">
            <text:p>-0,01</text:p>
          </table:table-cell>
          <table:table-cell office:value-type="float" office:value="0.00343184">
            <text:p>0</text:p>
          </table:table-cell>
          <table:table-cell office:value-type="float" office:value="30">
            <text:p>30</text:p>
          </table:table-cell>
          <table:table-cell office:value-type="float" office:value="0.6268554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708855">
            <text:p>0,04</text:p>
          </table:table-cell>
          <table:table-cell office:value-type="float" office:value="0.21343553">
            <text:p>0,21</text:p>
          </table:table-cell>
          <table:table-cell office:value-type="float" office:value="0.2879349">
            <text:p>0,29</text:p>
          </table:table-cell>
          <table:table-cell table:number-columns-repeated="237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14">14/11/2006</text:date>, <text:time>20:1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14T20:07:39</meta:creation-date>
    <dc:date>2006-11-14T20:11:37</dc:date>
    <dc:language>fr-FR</dc:language>
    <meta:editing-cycles>2</meta:editing-cycles>
    <meta:editing-duration>PT3M58S</meta:editing-duration>
    <meta:user-defined meta:name="Info 1"/>
    <meta:user-defined meta:name="Info 2"/>
    <meta:user-defined meta:name="Info 3"/>
    <meta:user-defined meta:name="Info 4"/>
    <meta:document-statistic meta:table-count="5" meta:cell-count="1870"/>
  </office:meta>
</office:document-meta>
</file>